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85.97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9.14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5.54mm"/>
    </style:style>
    <style:style style:name="co8" style:family="table-column">
      <style:table-column-properties fo:break-before="auto" style:column-width="2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Аркуш1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5"/>
          <table:table-cell office:value-type="string" calcext:value-type="string">
            <text:p>create table trend (Dt integer unsigned not null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9"/>
          <table:table-cell office:value-type="string" calcext:value-type="string">
            <text:p>primary key(Dt),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]=1;CONCATENATE([.A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]=1;CONCATENATE([.A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Run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6]=1;CONCATENATE([.A6];&quot; integer default '0',&quot;);&quot;&quot;)" office:value-type="string" office:string-value="Run0001 integer default '0'," calcext:value-type="string">
            <text:p>Run0001 integer default '0',</text:p>
          </table:table-cell>
        </table:table-row>
        <table:table-row table:style-name="ro1">
          <table:table-cell office:value-type="string" calcext:value-type="string">
            <text:p>Run0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7]=1;CONCATENATE([.A7];&quot; integer default '0',&quot;);&quot;&quot;)" office:value-type="string" office:string-value="Run0002 integer default '0'," calcext:value-type="string">
            <text:p>Run0002 integer default '0',</text:p>
          </table:table-cell>
        </table:table-row>
        <table:table-row table:style-name="ro1">
          <table:table-cell office:value-type="string" calcext:value-type="string">
            <text:p>Run0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8]=1;CONCATENATE([.A8];&quot; integer default '0',&quot;);&quot;&quot;)" office:value-type="string" office:string-value="Run0003 integer default '0'," calcext:value-type="string">
            <text:p>Run0003 integer default '0',</text:p>
          </table:table-cell>
        </table:table-row>
        <table:table-row table:style-name="ro1">
          <table:table-cell office:value-type="string" calcext:value-type="string">
            <text:p>Run0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9]=1;CONCATENATE([.A9];&quot; integer default '0',&quot;);&quot;&quot;)" office:value-type="string" office:string-value="Run0004 integer default '0'," calcext:value-type="string">
            <text:p>Run0004 integer default '0',</text:p>
          </table:table-cell>
        </table:table-row>
        <table:table-row table:style-name="ro1">
          <table:table-cell office:value-type="string" calcext:value-type="string">
            <text:p>Run0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0]=1;CONCATENATE([.A10];&quot; integer default '0',&quot;);&quot;&quot;)" office:value-type="string" office:string-value="Run0005 integer default '0'," calcext:value-type="string">
            <text:p>Run0005 integer default '0',</text:p>
          </table:table-cell>
        </table:table-row>
        <table:table-row table:style-name="ro1">
          <table:table-cell office:value-type="string" calcext:value-type="string">
            <text:p>Run0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1]=1;CONCATENATE([.A11];&quot; integer default '0',&quot;);&quot;&quot;)" office:value-type="string" office:string-value="Run0006 integer default '0'," calcext:value-type="string">
            <text:p>Run0006 integer default '0',</text:p>
          </table:table-cell>
        </table:table-row>
        <table:table-row table:style-name="ro1">
          <table:table-cell office:value-type="string" calcext:value-type="string">
            <text:p>Run0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2]=1;CONCATENATE([.A12];&quot; integer default '0',&quot;);&quot;&quot;)" office:value-type="string" office:string-value="Run0007 integer default '0'," calcext:value-type="string">
            <text:p>Run0007 integer default '0',</text:p>
          </table:table-cell>
        </table:table-row>
        <table:table-row table:style-name="ro1">
          <table:table-cell office:value-type="string" calcext:value-type="string">
            <text:p>Run0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3]=1;CONCATENATE([.A13];&quot; integer default '0',&quot;);&quot;&quot;)" office:value-type="string" office:string-value="Run0008 integer default '0'," calcext:value-type="string">
            <text:p>Run0008 integer default '0',</text:p>
          </table:table-cell>
        </table:table-row>
        <table:table-row table:style-name="ro1">
          <table:table-cell office:value-type="string" calcext:value-type="string">
            <text:p>Run0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4]=1;CONCATENATE([.A14];&quot; integer default '0',&quot;);&quot;&quot;)" office:value-type="string" office:string-value="Run0009 integer default '0'," calcext:value-type="string">
            <text:p>Run0009 integer default '0',</text:p>
          </table:table-cell>
        </table:table-row>
        <table:table-row table:style-name="ro1">
          <table:table-cell office:value-type="string" calcext:value-type="string">
            <text:p>Run0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5]=1;CONCATENATE([.A15];&quot; integer default '0',&quot;);&quot;&quot;)" office:value-type="string" office:string-value="Run0010 integer default '0'," calcext:value-type="string">
            <text:p>Run0010 integer default '0',</text:p>
          </table:table-cell>
        </table:table-row>
        <table:table-row table:style-name="ro1">
          <table:table-cell office:value-type="string" calcext:value-type="string">
            <text:p>Run0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6]=1;CONCATENATE([.A16];&quot; integer default '0',&quot;);&quot;&quot;)" office:value-type="string" office:string-value="Run0011 integer default '0'," calcext:value-type="string">
            <text:p>Run0011 integer default '0',</text:p>
          </table:table-cell>
        </table:table-row>
        <table:table-row table:style-name="ro1">
          <table:table-cell office:value-type="string" calcext:value-type="string">
            <text:p>Run0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7]=1;CONCATENATE([.A17];&quot; integer default '0',&quot;);&quot;&quot;)" office:value-type="string" office:string-value="Run0012 integer default '0'," calcext:value-type="string">
            <text:p>Run0012 integer default '0',</text:p>
          </table:table-cell>
        </table:table-row>
        <table:table-row table:style-name="ro1">
          <table:table-cell office:value-type="string" calcext:value-type="string">
            <text:p>Run0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8]=1;CONCATENATE([.A18];&quot; integer default '0',&quot;);&quot;&quot;)" office:value-type="string" office:string-value="Run0013 integer default '0'," calcext:value-type="string">
            <text:p>Run0013 integer default '0',</text:p>
          </table:table-cell>
        </table:table-row>
        <table:table-row table:style-name="ro1">
          <table:table-cell office:value-type="string" calcext:value-type="string">
            <text:p>Run0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19]=1;CONCATENATE([.A19];&quot; integer default '0',&quot;);&quot;&quot;)" office:value-type="string" office:string-value="Run0014 integer default '0'," calcext:value-type="string">
            <text:p>Run0014 integer default '0',</text:p>
          </table:table-cell>
        </table:table-row>
        <table:table-row table:style-name="ro1">
          <table:table-cell office:value-type="string" calcext:value-type="string">
            <text:p>Run0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0]=1;CONCATENATE([.A20];&quot; integer default '0',&quot;);&quot;&quot;)" office:value-type="string" office:string-value="Run0015 integer default '0'," calcext:value-type="string">
            <text:p>Run0015 integer default '0',</text:p>
          </table:table-cell>
        </table:table-row>
        <table:table-row table:style-name="ro1">
          <table:table-cell office:value-type="string" calcext:value-type="string">
            <text:p>Run0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1]=1;CONCATENATE([.A21];&quot; integer default '0',&quot;);&quot;&quot;)" office:value-type="string" office:string-value="Run0016 integer default '0'," calcext:value-type="string">
            <text:p>Run0016 integer default '0',</text:p>
          </table:table-cell>
        </table:table-row>
        <table:table-row table:style-name="ro1">
          <table:table-cell office:value-type="string" calcext:value-type="string">
            <text:p>Run0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2]=1;CONCATENATE([.A22];&quot; integer default '0',&quot;);&quot;&quot;)" office:value-type="string" office:string-value="Run0017 integer default '0'," calcext:value-type="string">
            <text:p>Run0017 integer default '0',</text:p>
          </table:table-cell>
        </table:table-row>
        <table:table-row table:style-name="ro1">
          <table:table-cell office:value-type="string" calcext:value-type="string">
            <text:p>Run0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3]=1;CONCATENATE([.A23];&quot; integer default '0',&quot;);&quot;&quot;)" office:value-type="string" office:string-value="Run0018 integer default '0'," calcext:value-type="string">
            <text:p>Run0018 integer default '0',</text:p>
          </table:table-cell>
        </table:table-row>
        <table:table-row table:style-name="ro1">
          <table:table-cell office:value-type="string" calcext:value-type="string">
            <text:p>Run0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4]=1;CONCATENATE([.A24];&quot; integer default '0',&quot;);&quot;&quot;)" office:value-type="string" office:string-value="Run0019 integer default '0'," calcext:value-type="string">
            <text:p>Run0019 integer default '0',</text:p>
          </table:table-cell>
        </table:table-row>
        <table:table-row table:style-name="ro1">
          <table:table-cell office:value-type="string" calcext:value-type="string">
            <text:p>Run0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5"/>
          <table:table-cell table:formula="of:=IF([.E25]=1;CONCATENATE([.A25];&quot; integer default '0',&quot;);&quot;&quot;)" office:value-type="string" office:string-value="Run0020 integer default '0'," calcext:value-type="string">
            <text:p>Run0020 integer default '0',</text:p>
          </table:table-cell>
        </table:table-row>
        <table:table-row table:style-name="ro1">
          <table:table-cell office:value-type="string" calcext:value-type="string">
            <text:p>Alarm0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26]=1;CONCATENATE([.A26];&quot; integer default '0',&quot;);&quot;&quot;)" office:value-type="string" office:string-value="Alarm0001 integer default '0'," calcext:value-type="string">
            <text:p>Alarm0001 integer default '0',</text:p>
          </table:table-cell>
        </table:table-row>
        <table:table-row table:style-name="ro1">
          <table:table-cell office:value-type="string" calcext:value-type="string">
            <text:p>Alarm00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27]=1;CONCATENATE([.A27];&quot; integer default '0',&quot;);&quot;&quot;)" office:value-type="string" office:string-value="Alarm0002 integer default '0'," calcext:value-type="string">
            <text:p>Alarm0002 integer default '0',</text:p>
          </table:table-cell>
        </table:table-row>
        <table:table-row table:style-name="ro1">
          <table:table-cell office:value-type="string" calcext:value-type="string">
            <text:p>Alarm0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28]=1;CONCATENATE([.A28];&quot; integer default '0',&quot;);&quot;&quot;)" office:value-type="string" office:string-value="Alarm0003 integer default '0'," calcext:value-type="string">
            <text:p>Alarm0003 integer default '0',</text:p>
          </table:table-cell>
        </table:table-row>
        <table:table-row table:style-name="ro1">
          <table:table-cell office:value-type="string" calcext:value-type="string">
            <text:p>Alarm00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29]=1;CONCATENATE([.A29];&quot; integer default '0',&quot;);&quot;&quot;)" office:value-type="string" office:string-value="Alarm0004 integer default '0'," calcext:value-type="string">
            <text:p>Alarm0004 integer default '0',</text:p>
          </table:table-cell>
        </table:table-row>
        <table:table-row table:style-name="ro1">
          <table:table-cell office:value-type="string" calcext:value-type="string">
            <text:p>Alarm00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0]=1;CONCATENATE([.A30];&quot; integer default '0',&quot;);&quot;&quot;)" office:value-type="string" office:string-value="Alarm0005 integer default '0'," calcext:value-type="string">
            <text:p>Alarm0005 integer default '0',</text:p>
          </table:table-cell>
        </table:table-row>
        <table:table-row table:style-name="ro1">
          <table:table-cell office:value-type="string" calcext:value-type="string">
            <text:p>Alarm00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1]=1;CONCATENATE([.A31];&quot; integer default '0',&quot;);&quot;&quot;)" office:value-type="string" office:string-value="Alarm0006 integer default '0'," calcext:value-type="string">
            <text:p>Alarm0006 integer default '0',</text:p>
          </table:table-cell>
        </table:table-row>
        <table:table-row table:style-name="ro1">
          <table:table-cell office:value-type="string" calcext:value-type="string">
            <text:p>Alarm00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2]=1;CONCATENATE([.A32];&quot; integer default '0',&quot;);&quot;&quot;)" office:value-type="string" office:string-value="Alarm0007 integer default '0'," calcext:value-type="string">
            <text:p>Alarm0007 integer default '0',</text:p>
          </table:table-cell>
        </table:table-row>
        <table:table-row table:style-name="ro1">
          <table:table-cell office:value-type="string" calcext:value-type="string">
            <text:p>Alarm00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3]=1;CONCATENATE([.A33];&quot; integer default '0',&quot;);&quot;&quot;)" office:value-type="string" office:string-value="Alarm0008 integer default '0'," calcext:value-type="string">
            <text:p>Alarm0008 integer default '0',</text:p>
          </table:table-cell>
        </table:table-row>
        <table:table-row table:style-name="ro1">
          <table:table-cell office:value-type="string" calcext:value-type="string">
            <text:p>Alarm0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4]=1;CONCATENATE([.A34];&quot; integer default '0',&quot;);&quot;&quot;)" office:value-type="string" office:string-value="Alarm0009 integer default '0'," calcext:value-type="string">
            <text:p>Alarm0009 integer default '0',</text:p>
          </table:table-cell>
        </table:table-row>
        <table:table-row table:style-name="ro1">
          <table:table-cell office:value-type="string" calcext:value-type="string">
            <text:p>Alarm0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5]=1;CONCATENATE([.A35];&quot; integer default '0',&quot;);&quot;&quot;)" office:value-type="string" office:string-value="Alarm0010 integer default '0'," calcext:value-type="string">
            <text:p>Alarm0010 integer default '0',</text:p>
          </table:table-cell>
        </table:table-row>
        <table:table-row table:style-name="ro1">
          <table:table-cell office:value-type="string" calcext:value-type="string">
            <text:p>Alarm0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6]=1;CONCATENATE([.A36];&quot; integer default '0',&quot;);&quot;&quot;)" office:value-type="string" office:string-value="Alarm0011 integer default '0'," calcext:value-type="string">
            <text:p>Alarm0011 integer default '0',</text:p>
          </table:table-cell>
        </table:table-row>
        <table:table-row table:style-name="ro1">
          <table:table-cell office:value-type="string" calcext:value-type="string">
            <text:p>Alarm0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7]=1;CONCATENATE([.A37];&quot; integer default '0',&quot;);&quot;&quot;)" office:value-type="string" office:string-value="Alarm0012 integer default '0'," calcext:value-type="string">
            <text:p>Alarm0012 integer default '0',</text:p>
          </table:table-cell>
        </table:table-row>
        <table:table-row table:style-name="ro1">
          <table:table-cell office:value-type="string" calcext:value-type="string">
            <text:p>Alarm0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8]=1;CONCATENATE([.A38];&quot; integer default '0',&quot;);&quot;&quot;)" office:value-type="string" office:string-value="Alarm0013 integer default '0'," calcext:value-type="string">
            <text:p>Alarm0013 integer default '0',</text:p>
          </table:table-cell>
        </table:table-row>
        <table:table-row table:style-name="ro1">
          <table:table-cell office:value-type="string" calcext:value-type="string">
            <text:p>Alarm0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39]=1;CONCATENATE([.A39];&quot; integer default '0',&quot;);&quot;&quot;)" office:value-type="string" office:string-value="Alarm0014 integer default '0'," calcext:value-type="string">
            <text:p>Alarm0014 integer default '0',</text:p>
          </table:table-cell>
        </table:table-row>
        <table:table-row table:style-name="ro1">
          <table:table-cell office:value-type="string" calcext:value-type="string">
            <text:p>Alarm0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0]=1;CONCATENATE([.A40];&quot; integer default '0',&quot;);&quot;&quot;)" office:value-type="string" office:string-value="Alarm0015 integer default '0'," calcext:value-type="string">
            <text:p>Alarm0015 integer default '0',</text:p>
          </table:table-cell>
        </table:table-row>
        <table:table-row table:style-name="ro1">
          <table:table-cell office:value-type="string" calcext:value-type="string">
            <text:p>Alarm0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1]=1;CONCATENATE([.A41];&quot; integer default '0',&quot;);&quot;&quot;)" office:value-type="string" office:string-value="Alarm0016 integer default '0'," calcext:value-type="string">
            <text:p>Alarm0016 integer default '0',</text:p>
          </table:table-cell>
        </table:table-row>
        <table:table-row table:style-name="ro1">
          <table:table-cell office:value-type="string" calcext:value-type="string">
            <text:p>Alarm0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2]=1;CONCATENATE([.A42];&quot; integer default '0',&quot;);&quot;&quot;)" office:value-type="string" office:string-value="Alarm0017 integer default '0'," calcext:value-type="string">
            <text:p>Alarm0017 integer default '0',</text:p>
          </table:table-cell>
        </table:table-row>
        <table:table-row table:style-name="ro1">
          <table:table-cell office:value-type="string" calcext:value-type="string">
            <text:p>Alarm0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3]=1;CONCATENATE([.A43];&quot; integer default '0',&quot;);&quot;&quot;)" office:value-type="string" office:string-value="Alarm0018 integer default '0'," calcext:value-type="string">
            <text:p>Alarm0018 integer default '0',</text:p>
          </table:table-cell>
        </table:table-row>
        <table:table-row table:style-name="ro1">
          <table:table-cell office:value-type="string" calcext:value-type="string">
            <text:p>Alarm0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4]=1;CONCATENATE([.A44];&quot; integer default '0',&quot;);&quot;&quot;)" office:value-type="string" office:string-value="Alarm0019 integer default '0'," calcext:value-type="string">
            <text:p>Alarm0019 integer default '0',</text:p>
          </table:table-cell>
        </table:table-row>
        <table:table-row table:style-name="ro1">
          <table:table-cell office:value-type="string" calcext:value-type="string">
            <text:p>Alarm0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5"/>
          <table:table-cell table:formula="of:=IF([.E45]=1;CONCATENATE([.A45];&quot; integer default '0',&quot;);&quot;&quot;)" office:value-type="string" office:string-value="Alarm0020 integer default '0'," calcext:value-type="string">
            <text:p>Alarm0020 integer default '0',</text:p>
          </table:table-cell>
        </table:table-row>
        <table:table-row table:style-name="ro1">
          <table:table-cell office:value-type="string" calcext:value-type="string">
            <text:p>Link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46]=1;CONCATENATE([.A46];&quot; integer default '0',&quot;);&quot;&quot;)" office:value-type="string" office:string-value="Link0001 integer default '0'," calcext:value-type="string">
            <text:p>Link0001 integer default '0',</text:p>
          </table:table-cell>
        </table:table-row>
        <table:table-row table:style-name="ro1">
          <table:table-cell office:value-type="string" calcext:value-type="string">
            <text:p>Link00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47]=1;CONCATENATE([.A47];&quot; integer default '0',&quot;);&quot;&quot;)" office:value-type="string" office:string-value="Link0002 integer default '0'," calcext:value-type="string">
            <text:p>Link0002 integer default '0',</text:p>
          </table:table-cell>
        </table:table-row>
        <table:table-row table:style-name="ro1">
          <table:table-cell office:value-type="string" calcext:value-type="string">
            <text:p>Link00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48]=1;CONCATENATE([.A48];&quot; integer default '0',&quot;);&quot;&quot;)" office:value-type="string" office:string-value="Link0003 integer default '0'," calcext:value-type="string">
            <text:p>Link0003 integer default '0',</text:p>
          </table:table-cell>
        </table:table-row>
        <table:table-row table:style-name="ro1">
          <table:table-cell office:value-type="string" calcext:value-type="string">
            <text:p>Link00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49]=1;CONCATENATE([.A49];&quot; integer default '0',&quot;);&quot;&quot;)" office:value-type="string" office:string-value="Link0004 integer default '0'," calcext:value-type="string">
            <text:p>Link0004 integer default '0',</text:p>
          </table:table-cell>
        </table:table-row>
        <table:table-row table:style-name="ro1">
          <table:table-cell office:value-type="string" calcext:value-type="string">
            <text:p>Link00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0]=1;CONCATENATE([.A50];&quot; integer default '0',&quot;);&quot;&quot;)" office:value-type="string" office:string-value="Link0005 integer default '0'," calcext:value-type="string">
            <text:p>Link0005 integer default '0',</text:p>
          </table:table-cell>
        </table:table-row>
        <table:table-row table:style-name="ro1">
          <table:table-cell office:value-type="string" calcext:value-type="string">
            <text:p>Link00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1]=1;CONCATENATE([.A51];&quot; integer default '0',&quot;);&quot;&quot;)" office:value-type="string" office:string-value="Link0006 integer default '0'," calcext:value-type="string">
            <text:p>Link0006 integer default '0',</text:p>
          </table:table-cell>
        </table:table-row>
        <table:table-row table:style-name="ro1">
          <table:table-cell office:value-type="string" calcext:value-type="string">
            <text:p>Link00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2]=1;CONCATENATE([.A52];&quot; integer default '0',&quot;);&quot;&quot;)" office:value-type="string" office:string-value="Link0007 integer default '0'," calcext:value-type="string">
            <text:p>Link0007 integer default '0',</text:p>
          </table:table-cell>
        </table:table-row>
        <table:table-row table:style-name="ro1">
          <table:table-cell office:value-type="string" calcext:value-type="string">
            <text:p>Link00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3]=1;CONCATENATE([.A53];&quot; integer default '0',&quot;);&quot;&quot;)" office:value-type="string" office:string-value="Link0008 integer default '0'," calcext:value-type="string">
            <text:p>Link0008 integer default '0',</text:p>
          </table:table-cell>
        </table:table-row>
        <table:table-row table:style-name="ro1">
          <table:table-cell office:value-type="string" calcext:value-type="string">
            <text:p>Link000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4]=1;CONCATENATE([.A54];&quot; integer default '0',&quot;);&quot;&quot;)" office:value-type="string" office:string-value="Link0009 integer default '0'," calcext:value-type="string">
            <text:p>Link0009 integer default '0',</text:p>
          </table:table-cell>
        </table:table-row>
        <table:table-row table:style-name="ro1">
          <table:table-cell office:value-type="string" calcext:value-type="string">
            <text:p>Link00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5]=1;CONCATENATE([.A55];&quot; integer default '0',&quot;);&quot;&quot;)" office:value-type="string" office:string-value="Link0010 integer default '0'," calcext:value-type="string">
            <text:p>Link0010 integer default '0',</text:p>
          </table:table-cell>
        </table:table-row>
        <table:table-row table:style-name="ro1">
          <table:table-cell office:value-type="string" calcext:value-type="string">
            <text:p>Link0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6]=1;CONCATENATE([.A56];&quot; integer default '0',&quot;);&quot;&quot;)" office:value-type="string" office:string-value="Link0011 integer default '0'," calcext:value-type="string">
            <text:p>Link0011 integer default '0',</text:p>
          </table:table-cell>
        </table:table-row>
        <table:table-row table:style-name="ro1">
          <table:table-cell office:value-type="string" calcext:value-type="string">
            <text:p>Link00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7]=1;CONCATENATE([.A57];&quot; integer default '0',&quot;);&quot;&quot;)" office:value-type="string" office:string-value="Link0012 integer default '0'," calcext:value-type="string">
            <text:p>Link0012 integer default '0',</text:p>
          </table:table-cell>
        </table:table-row>
        <table:table-row table:style-name="ro1">
          <table:table-cell office:value-type="string" calcext:value-type="string">
            <text:p>Link00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8]=1;CONCATENATE([.A58];&quot; integer default '0',&quot;);&quot;&quot;)" office:value-type="string" office:string-value="Link0013 integer default '0'," calcext:value-type="string">
            <text:p>Link0013 integer default '0',</text:p>
          </table:table-cell>
        </table:table-row>
        <table:table-row table:style-name="ro1">
          <table:table-cell office:value-type="string" calcext:value-type="string">
            <text:p>Link00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59]=1;CONCATENATE([.A59];&quot; integer default '0',&quot;);&quot;&quot;)" office:value-type="string" office:string-value="Link0014 integer default '0'," calcext:value-type="string">
            <text:p>Link0014 integer default '0',</text:p>
          </table:table-cell>
        </table:table-row>
        <table:table-row table:style-name="ro1">
          <table:table-cell office:value-type="string" calcext:value-type="string">
            <text:p>Link00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0]=1;CONCATENATE([.A60];&quot; integer default '0',&quot;);&quot;&quot;)" office:value-type="string" office:string-value="Link0015 integer default '0'," calcext:value-type="string">
            <text:p>Link0015 integer default '0',</text:p>
          </table:table-cell>
        </table:table-row>
        <table:table-row table:style-name="ro1">
          <table:table-cell office:value-type="string" calcext:value-type="string">
            <text:p>Link0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1]=1;CONCATENATE([.A61];&quot; integer default '0',&quot;);&quot;&quot;)" office:value-type="string" office:string-value="Link0016 integer default '0'," calcext:value-type="string">
            <text:p>Link0016 integer default '0',</text:p>
          </table:table-cell>
        </table:table-row>
        <table:table-row table:style-name="ro1">
          <table:table-cell office:value-type="string" calcext:value-type="string">
            <text:p>Link00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2]=1;CONCATENATE([.A62];&quot; integer default '0',&quot;);&quot;&quot;)" office:value-type="string" office:string-value="Link0017 integer default '0'," calcext:value-type="string">
            <text:p>Link0017 integer default '0',</text:p>
          </table:table-cell>
        </table:table-row>
        <table:table-row table:style-name="ro1">
          <table:table-cell office:value-type="string" calcext:value-type="string">
            <text:p>Link00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3]=1;CONCATENATE([.A63];&quot; integer default '0',&quot;);&quot;&quot;)" office:value-type="string" office:string-value="Link0018 integer default '0'," calcext:value-type="string">
            <text:p>Link0018 integer default '0',</text:p>
          </table:table-cell>
        </table:table-row>
        <table:table-row table:style-name="ro1">
          <table:table-cell office:value-type="string" calcext:value-type="string">
            <text:p>Link00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4]=1;CONCATENATE([.A64];&quot; integer default '0',&quot;);&quot;&quot;)" office:value-type="string" office:string-value="Link0019 integer default '0'," calcext:value-type="string">
            <text:p>Link0019 integer default '0',</text:p>
          </table:table-cell>
        </table:table-row>
        <table:table-row table:style-name="ro1">
          <table:table-cell office:value-type="string" calcext:value-type="string">
            <text:p>Link00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5"/>
          <table:table-cell table:formula="of:=IF([.E65]=1;CONCATENATE([.A65];&quot; integer default '0',&quot;);&quot;&quot;)" office:value-type="string" office:string-value="Link0020 integer default '0'," calcext:value-type="string">
            <text:p>Link0020 integer default '0',</text:p>
          </table:table-cell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66]=1;CONCATENATE([.A66];&quot; integer default '0',&quot;);&quot;&quot;)" office:value-type="string" office:string-value="V0001 integer default '0'," calcext:value-type="string">
            <text:p>V0001 integer default '0',</text:p>
          </table:table-cell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67]=1;CONCATENATE([.A67];&quot; integer default '0',&quot;);&quot;&quot;)" office:value-type="string" office:string-value="V0002 integer default '0'," calcext:value-type="string">
            <text:p>V0002 integer default '0',</text:p>
          </table:table-cell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68]=1;CONCATENATE([.A68];&quot; integer default '0',&quot;);&quot;&quot;)" office:value-type="string" office:string-value="V0003 integer default '0'," calcext:value-type="string">
            <text:p>V0003 integer default '0',</text:p>
          </table:table-cell>
        </table:table-row>
        <table:table-row table:style-name="ro1">
          <table:table-cell office:value-type="string" calcext:value-type="string">
            <text:p>V000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69]=1;CONCATENATE([.A69];&quot; integer default '0',&quot;);&quot;&quot;)" office:value-type="string" office:string-value="V0004 integer default '0'," calcext:value-type="string">
            <text:p>V0004 integer default '0',</text:p>
          </table:table-cell>
        </table:table-row>
        <table:table-row table:style-name="ro1">
          <table:table-cell office:value-type="string" calcext:value-type="string">
            <text:p>V00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0]=1;CONCATENATE([.A70];&quot; integer default '0',&quot;);&quot;&quot;)" office:value-type="string" office:string-value="V0005 integer default '0'," calcext:value-type="string">
            <text:p>V0005 integer default '0',</text:p>
          </table:table-cell>
        </table:table-row>
        <table:table-row table:style-name="ro1">
          <table:table-cell office:value-type="string" calcext:value-type="string">
            <text:p>V00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1]=1;CONCATENATE([.A71];&quot; integer default '0',&quot;);&quot;&quot;)" office:value-type="string" office:string-value="V0006 integer default '0'," calcext:value-type="string">
            <text:p>V0006 integer default '0',</text:p>
          </table:table-cell>
        </table:table-row>
        <table:table-row table:style-name="ro1">
          <table:table-cell office:value-type="string" calcext:value-type="string">
            <text:p>V00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2]=1;CONCATENATE([.A72];&quot; integer default '0',&quot;);&quot;&quot;)" office:value-type="string" office:string-value="V0007 integer default '0'," calcext:value-type="string">
            <text:p>V0007 integer default '0',</text:p>
          </table:table-cell>
        </table:table-row>
        <table:table-row table:style-name="ro1">
          <table:table-cell office:value-type="string" calcext:value-type="string">
            <text:p>V000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3]=1;CONCATENATE([.A73];&quot; integer default '0',&quot;);&quot;&quot;)" office:value-type="string" office:string-value="V0008 integer default '0'," calcext:value-type="string">
            <text:p>V0008 integer default '0',</text:p>
          </table:table-cell>
        </table:table-row>
        <table:table-row table:style-name="ro1">
          <table:table-cell office:value-type="string" calcext:value-type="string">
            <text:p>V00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4]=1;CONCATENATE([.A74];&quot; integer default '0',&quot;);&quot;&quot;)" office:value-type="string" office:string-value="V0009 integer default '0'," calcext:value-type="string">
            <text:p>V0009 integer default '0',</text:p>
          </table:table-cell>
        </table:table-row>
        <table:table-row table:style-name="ro1">
          <table:table-cell office:value-type="string" calcext:value-type="string">
            <text:p>V00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5]=1;CONCATENATE([.A75];&quot; integer default '0',&quot;);&quot;&quot;)" office:value-type="string" office:string-value="V0010 integer default '0'," calcext:value-type="string">
            <text:p>V0010 integer default '0',</text:p>
          </table:table-cell>
        </table:table-row>
        <table:table-row table:style-name="ro1">
          <table:table-cell office:value-type="string" calcext:value-type="string">
            <text:p>V00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6]=1;CONCATENATE([.A76];&quot; integer default '0',&quot;);&quot;&quot;)" office:value-type="string" office:string-value="V0011 integer default '0'," calcext:value-type="string">
            <text:p>V0011 integer default '0',</text:p>
          </table:table-cell>
        </table:table-row>
        <table:table-row table:style-name="ro1">
          <table:table-cell office:value-type="string" calcext:value-type="string">
            <text:p>V00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7]=1;CONCATENATE([.A77];&quot; integer default '0',&quot;);&quot;&quot;)" office:value-type="string" office:string-value="V0012 integer default '0'," calcext:value-type="string">
            <text:p>V0012 integer default '0',</text:p>
          </table:table-cell>
        </table:table-row>
        <table:table-row table:style-name="ro1">
          <table:table-cell office:value-type="string" calcext:value-type="string">
            <text:p>V00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8]=1;CONCATENATE([.A78];&quot; integer default '0',&quot;);&quot;&quot;)" office:value-type="string" office:string-value="V0013 integer default '0'," calcext:value-type="string">
            <text:p>V0013 integer default '0',</text:p>
          </table:table-cell>
        </table:table-row>
        <table:table-row table:style-name="ro1">
          <table:table-cell office:value-type="string" calcext:value-type="string">
            <text:p>V00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79]=1;CONCATENATE([.A79];&quot; integer default '0',&quot;);&quot;&quot;)" office:value-type="string" office:string-value="V0014 integer default '0'," calcext:value-type="string">
            <text:p>V0014 integer default '0',</text:p>
          </table:table-cell>
        </table:table-row>
        <table:table-row table:style-name="ro1">
          <table:table-cell office:value-type="string" calcext:value-type="string">
            <text:p>V00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80]=1;CONCATENATE([.A80];&quot; integer default '0',&quot;);&quot;&quot;)" office:value-type="string" office:string-value="V0015 integer default '0'," calcext:value-type="string">
            <text:p>V0015 integer default '0',</text:p>
          </table:table-cell>
        </table:table-row>
        <table:table-row table:style-name="ro1">
          <table:table-cell office:value-type="string" calcext:value-type="string">
            <text:p>V00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3"/>
          <table:table-cell table:formula="of:=176*1.5" office:value-type="float" office:value="264" calcext:value-type="float">
            <text:p>264</text:p>
          </table:table-cell>
          <table:table-cell/>
          <table:table-cell table:formula="of:=IF([.E81]=1;CONCATENATE([.A81];&quot; integer default '0',&quot;);&quot;&quot;)" office:value-type="string" office:string-value="V0016 integer default '0'," calcext:value-type="string">
            <text:p>V0016 integer default '0',</text:p>
          </table:table-cell>
        </table:table-row>
        <table:table-row table:style-name="ro1">
          <table:table-cell office:value-type="string" calcext:value-type="string">
            <text:p>V00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82]=1;CONCATENATE([.A82];&quot; integer default '0',&quot;);&quot;&quot;)" office:value-type="string" office:string-value="V0017 integer default '0'," calcext:value-type="string">
            <text:p>V0017 integer default '0',</text:p>
          </table:table-cell>
        </table:table-row>
        <table:table-row table:style-name="ro1">
          <table:table-cell office:value-type="string" calcext:value-type="string">
            <text:p>V00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83]=1;CONCATENATE([.A83];&quot; integer default '0',&quot;);&quot;&quot;)" office:value-type="string" office:string-value="V0018 integer default '0'," calcext:value-type="string">
            <text:p>V0018 integer default '0',</text:p>
          </table:table-cell>
        </table:table-row>
        <table:table-row table:style-name="ro1">
          <table:table-cell office:value-type="string" calcext:value-type="string">
            <text:p>V001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5"/>
          <table:table-cell table:formula="of:=IF([.E84]=1;CONCATENATE([.A84];&quot; integer default '0',&quot;);&quot;&quot;)" office:value-type="string" office:string-value="V0019 integer default '0'," calcext:value-type="string">
            <text:p>V0019 integer default '0',</text:p>
          </table:table-cell>
        </table:table-row>
        <table:table-row table:style-name="ro1">
          <table:table-cell office:value-type="string" calcext:value-type="string">
            <text:p>V00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2"/>
          <table:table-cell table:formula="of:=4000/1600" office:value-type="float" office:value="2.5" calcext:value-type="float">
            <text:p>2,5</text:p>
          </table:table-cell>
          <table:table-cell table:number-columns-repeated="2"/>
          <table:table-cell table:formula="of:=IF([.E85]=1;CONCATENATE([.A85];&quot; integer default '0',&quot;);&quot;&quot;)" office:value-type="string" office:string-value="V0020 integer default '0'," calcext:value-type="string">
            <text:p>V0020 integer default '0',</text:p>
          </table:table-cell>
        </table:table-row>
        <table:table-row table:style-name="ro1">
          <table:table-cell office:value-type="string" calcext:value-type="string">
            <text:p>V002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60</text:p>
          </table:table-cell>
          <table:table-cell office:value-type="string" calcext:value-type="string">
            <text:p>Струм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E86]=1;CONCATENATE([.A86];&quot; integer default '0',&quot;);&quot;&quot;)" office:value-type="string" office:string-value="V0021 integer default '0'," calcext:value-type="string">
            <text:p>V0021 integer default '0',</text:p>
          </table:table-cell>
        </table:table-row>
        <table:table-row table:style-name="ro1">
          <table:table-cell office:value-type="string" calcext:value-type="string">
            <text:p>V00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table:formula="of:=IF([.E87]=1;CONCATENATE([.A87];&quot; integer default '0',&quot;);&quot;&quot;)" office:value-type="string" office:string-value="V0022 integer default '0'," calcext:value-type="string">
            <text:p>V0022 integer default '0',</text:p>
          </table:table-cell>
        </table:table-row>
        <table:table-row table:style-name="ro1">
          <table:table-cell office:value-type="string" calcext:value-type="string">
            <text:p>V00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60</text:p>
          </table:table-cell>
          <table:table-cell office:value-type="string" calcext:value-type="string">
            <text:p>Струм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J87]/[.J88]" office:value-type="float" office:value="1.6" calcext:value-type="float">
            <text:p>1,6</text:p>
          </table:table-cell>
          <table:table-cell/>
          <table:table-cell table:formula="of:=IF([.E88]=1;CONCATENATE([.A88];&quot; integer default '0',&quot;);&quot;&quot;)" office:value-type="string" office:string-value="V0023 integer default '0'," calcext:value-type="string">
            <text:p>V0023 integer default '0',</text:p>
          </table:table-cell>
        </table:table-row>
        <table:table-row table:style-name="ro1">
          <table:table-cell office:value-type="string" calcext:value-type="string">
            <text:p>V00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00</text:p>
          </table:table-cell>
          <table:table-cell office:value-type="string" calcext:value-type="string">
            <text:p>Струм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IF([.E89]=1;CONCATENATE([.A89];&quot; integer default '0',&quot;);&quot;&quot;)" office:value-type="string" office:string-value="V0024 integer default '0'," calcext:value-type="string">
            <text:p>V0024 integer default '0',</text:p>
          </table:table-cell>
        </table:table-row>
        <table:table-row table:style-name="ro1">
          <table:table-cell office:value-type="string" calcext:value-type="string">
            <text:p>V00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Струм</text:p>
          </table:table-cell>
          <table:table-cell office:value-type="float" office:value="5" calcext:value-type="float">
            <text:p>5</text:p>
          </table:table-cell>
          <table:table-cell/>
          <table:table-cell table:formula="of:=4000/25000" office:value-type="float" office:value="0.16" calcext:value-type="float">
            <text:p>0,16</text:p>
          </table:table-cell>
          <table:table-cell table:number-columns-repeated="2"/>
          <table:table-cell table:formula="of:=IF([.E90]=1;CONCATENATE([.A90];&quot; integer default '0',&quot;);&quot;&quot;)" office:value-type="string" office:string-value="V0025 integer default '0'," calcext:value-type="string">
            <text:p>V0025 integer default '0',</text:p>
          </table:table-cell>
        </table:table-row>
        <table:table-row table:style-name="ro1">
          <table:table-cell office:value-type="string" calcext:value-type="string">
            <text:p>V002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Струм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IF([.E91]=1;CONCATENATE([.A91];&quot; integer default '0',&quot;);&quot;&quot;)" office:value-type="string" office:string-value="V0026 integer default '0'," calcext:value-type="string">
            <text:p>V0026 integer default '0',</text:p>
          </table:table-cell>
        </table:table-row>
        <table:table-row table:style-name="ro1">
          <table:table-cell office:value-type="string" calcext:value-type="string">
            <text:p>V00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IF([.E92]=1;CONCATENATE([.A92];&quot; integer default '0',&quot;);&quot;&quot;)" office:value-type="string" office:string-value="V0027 integer default '0'," calcext:value-type="string">
            <text:p>V0027 integer default '0',</text:p>
          </table:table-cell>
        </table:table-row>
        <table:table-row table:style-name="ro1">
          <table:table-cell office:value-type="string" calcext:value-type="string">
            <text:p>V002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00</text:p>
          </table:table-cell>
          <table:table-cell office:value-type="string" calcext:value-type="string">
            <text:p>Струм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J93]*0.66" office:value-type="float" office:value="3960" calcext:value-type="float">
            <text:p>3960</text:p>
          </table:table-cell>
          <table:table-cell/>
          <table:table-cell table:formula="of:=IF([.E93]=1;CONCATENATE([.A93];&quot; integer default '0',&quot;);&quot;&quot;)" office:value-type="string" office:string-value="V0028 integer default '0'," calcext:value-type="string">
            <text:p>V0028 integer default '0',</text:p>
          </table:table-cell>
        </table:table-row>
        <table:table-row table:style-name="ro1">
          <table:table-cell office:value-type="string" calcext:value-type="string">
            <text:p>V002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Струм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IF([.E94]=1;CONCATENATE([.A94];&quot; integer default '0',&quot;);&quot;&quot;)" office:value-type="string" office:string-value="V0029 integer default '0'," calcext:value-type="string">
            <text:p>V0029 integer default '0',</text:p>
          </table:table-cell>
        </table:table-row>
        <table:table-row table:style-name="ro1">
          <table:table-cell office:value-type="string" calcext:value-type="string">
            <text:p>V003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E95]=1;CONCATENATE([.A95];&quot; integer default '0',&quot;);&quot;&quot;)" office:value-type="string" office:string-value="V0030 integer default '0'," calcext:value-type="string">
            <text:p>V0030 integer default '0',</text:p>
          </table:table-cell>
        </table:table-row>
        <table:table-row table:style-name="ro1">
          <table:table-cell office:value-type="string" calcext:value-type="string">
            <text:p>V003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IF([.E96]=1;CONCATENATE([.A96];&quot; integer default '0',&quot;);&quot;&quot;)" office:value-type="string" office:string-value="V0031 integer default '0'," calcext:value-type="string">
            <text:p>V0031 integer default '0',</text:p>
          </table:table-cell>
        </table:table-row>
        <table:table-row table:style-name="ro1">
          <table:table-cell office:value-type="string" calcext:value-type="string">
            <text:p>V003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IF([.E97]=1;CONCATENATE([.A97];&quot; integer default '0',&quot;);&quot;&quot;)" office:value-type="string" office:string-value="V0032 integer default '0'," calcext:value-type="string">
            <text:p>V0032 integer default '0',</text:p>
          </table:table-cell>
        </table:table-row>
        <table:table-row table:style-name="ro1">
          <table:table-cell office:value-type="string" calcext:value-type="string">
            <text:p>V00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IF([.E98]=1;CONCATENATE([.A98];&quot; integer default '0',&quot;);&quot;&quot;)" office:value-type="string" office:string-value="V0033 integer default '0'," calcext:value-type="string">
            <text:p>V0033 integer default '0',</text:p>
          </table:table-cell>
        </table:table-row>
        <table:table-row table:style-name="ro1">
          <table:table-cell office:value-type="string" calcext:value-type="string">
            <text:p>V00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</text:p>
          </table:table-cell>
          <table:table-cell office:value-type="string" calcext:value-type="string">
            <text:p>Струм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E99]=1;CONCATENATE([.A99];&quot; integer default '0',&quot;);&quot;&quot;)" office:value-type="string" office:string-value="V0034 integer default '0'," calcext:value-type="string">
            <text:p>V0034 integer default '0',</text:p>
          </table:table-cell>
        </table:table-row>
        <table:table-row table:style-name="ro1">
          <table:table-cell office:value-type="string" calcext:value-type="string">
            <text:p>V00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</text:p>
          </table:table-cell>
          <table:table-cell office:value-type="string" calcext:value-type="string">
            <text:p>Струм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K100]/[.K99]" office:value-type="float" office:value="6.66666666666667" calcext:value-type="float">
            <text:p>6,66666666666667</text:p>
          </table:table-cell>
          <table:table-cell table:formula="of:=IF([.E100]=1;CONCATENATE([.A100];&quot; integer default '0',&quot;);&quot;&quot;)" office:value-type="string" office:string-value="V0035 integer default '0'," calcext:value-type="string">
            <text:p>V0035 integer default '0',</text:p>
          </table:table-cell>
        </table:table-row>
        <table:table-row table:style-name="ro1">
          <table:table-cell office:value-type="string" calcext:value-type="string">
            <text:p>V003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IF([.E101]=1;CONCATENATE([.A101];&quot; integer default '0',&quot;);&quot;&quot;)" office:value-type="string" office:string-value="V0036 integer default '0'," calcext:value-type="string">
            <text:p>V0036 integer default '0',</text:p>
          </table:table-cell>
        </table:table-row>
        <table:table-row table:style-name="ro1">
          <table:table-cell office:value-type="string" calcext:value-type="string">
            <text:p>V00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E102]=1;CONCATENATE([.A102];&quot; integer default '0',&quot;);&quot;&quot;)" office:value-type="string" office:string-value="V0037 integer default '0'," calcext:value-type="string">
            <text:p>V0037 integer default '0',</text:p>
          </table:table-cell>
        </table:table-row>
        <table:table-row table:style-name="ro1">
          <table:table-cell office:value-type="string" calcext:value-type="string">
            <text:p>V00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IF([.E103]=1;CONCATENATE([.A103];&quot; integer default '0',&quot;);&quot;&quot;)" office:value-type="string" office:string-value="V0038 integer default '0'," calcext:value-type="string">
            <text:p>V0038 integer default '0',</text:p>
          </table:table-cell>
        </table:table-row>
        <table:table-row table:style-name="ro1">
          <table:table-cell office:value-type="string" calcext:value-type="string">
            <text:p>V003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IF([.E104]=1;CONCATENATE([.A104];&quot; integer default '0',&quot;);&quot;&quot;)" office:value-type="string" office:string-value="V0039 integer default '0'," calcext:value-type="string">
            <text:p>V0039 integer default '0',</text:p>
          </table:table-cell>
        </table:table-row>
        <table:table-row table:style-name="ro1">
          <table:table-cell office:value-type="string" calcext:value-type="string">
            <text:p>V004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IF([.E105]=1;CONCATENATE([.A105];&quot; integer default '0',&quot;);&quot;&quot;)" office:value-type="string" office:string-value="V0040 integer default '0'," calcext:value-type="string">
            <text:p>V0040 integer default '0',</text:p>
          </table:table-cell>
        </table:table-row>
        <table:table-row table:style-name="ro1">
          <table:table-cell office:value-type="string" calcext:value-type="string">
            <text:p>V004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E106]=1;CONCATENATE([.A106];&quot; integer default '0',&quot;);&quot;&quot;)" office:value-type="string" office:string-value="V0041 integer default '0'," calcext:value-type="string">
            <text:p>V0041 integer default '0',</text:p>
          </table:table-cell>
        </table:table-row>
        <table:table-row table:style-name="ro1">
          <table:table-cell office:value-type="string" calcext:value-type="string">
            <text:p>V00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2" calcext:value-type="float">
            <text:p>2</text:p>
          </table:table-cell>
          <table:table-cell table:formula="of:=1165/4000" office:value-type="float" office:value="0.29125" calcext:value-type="float">
            <text:p>0,29125</text:p>
          </table:table-cell>
          <table:table-cell table:number-columns-repeated="3"/>
          <table:table-cell table:formula="of:=IF([.E107]=1;CONCATENATE([.A107];&quot; integer default '0',&quot;);&quot;&quot;)" office:value-type="string" office:string-value="V0042 integer default '0'," calcext:value-type="string">
            <text:p>V0042 integer default '0',</text:p>
          </table:table-cell>
        </table:table-row>
        <table:table-row table:style-name="ro1">
          <table:table-cell office:value-type="string" calcext:value-type="string">
            <text:p>V004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IF([.E108]=1;CONCATENATE([.A108];&quot; integer default '0',&quot;);&quot;&quot;)" office:value-type="string" office:string-value="V0043 integer default '0'," calcext:value-type="string">
            <text:p>V0043 integer default '0',</text:p>
          </table:table-cell>
        </table:table-row>
        <table:table-row table:style-name="ro1">
          <table:table-cell office:value-type="string" calcext:value-type="string">
            <text:p>V004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4000/600" office:value-type="float" office:value="6.66666666666667" calcext:value-type="float">
            <text:p>6,66666666666667</text:p>
          </table:table-cell>
          <table:table-cell/>
          <table:table-cell table:formula="of:=IF([.E109]=1;CONCATENATE([.A109];&quot; integer default '0',&quot;);&quot;&quot;)" office:value-type="string" office:string-value="V0044 integer default '0'," calcext:value-type="string">
            <text:p>V0044 integer default '0',</text:p>
          </table:table-cell>
        </table:table-row>
        <table:table-row table:style-name="ro1">
          <table:table-cell office:value-type="string" calcext:value-type="string">
            <text:p>V004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IF([.E110]=1;CONCATENATE([.A110];&quot; integer default '0',&quot;);&quot;&quot;)" office:value-type="string" office:string-value="V0045 integer default '0'," calcext:value-type="string">
            <text:p>V0045 integer default '0',</text:p>
          </table:table-cell>
        </table:table-row>
        <table:table-row table:style-name="ro1">
          <table:table-cell office:value-type="string" calcext:value-type="string">
            <text:p>V004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IF([.E111]=1;CONCATENATE([.A111];&quot; integer default '0',&quot;);&quot;&quot;)" office:value-type="string" office:string-value="V0046 integer default '0'," calcext:value-type="string">
            <text:p>V0046 integer default '0',</text:p>
          </table:table-cell>
        </table:table-row>
        <table:table-row table:style-name="ro1">
          <table:table-cell office:value-type="string" calcext:value-type="string">
            <text:p>V004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IF([.E112]=1;CONCATENATE([.A112];&quot; integer default '0',&quot;);&quot;&quot;)" office:value-type="string" office:string-value="V0047 integer default '0'," calcext:value-type="string">
            <text:p>V0047 integer default '0',</text:p>
          </table:table-cell>
        </table:table-row>
        <table:table-row table:style-name="ro1">
          <table:table-cell office:value-type="string" calcext:value-type="string">
            <text:p>V004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IF([.E113]=1;CONCATENATE([.A113];&quot; integer default '0',&quot;);&quot;&quot;)" office:value-type="string" office:string-value="V0048 integer default '0'," calcext:value-type="string">
            <text:p>V0048 integer default '0',</text:p>
          </table:table-cell>
        </table:table-row>
        <table:table-row table:style-name="ro1">
          <table:table-cell office:value-type="string" calcext:value-type="string">
            <text:p>V004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IF([.E114]=1;CONCATENATE([.A114];&quot; integer default '0',&quot;);&quot;&quot;)" office:value-type="string" office:string-value="V0049 integer default '0'," calcext:value-type="string">
            <text:p>V0049 integer default '0',</text:p>
          </table:table-cell>
        </table:table-row>
        <table:table-row table:style-name="ro1">
          <table:table-cell office:value-type="string" calcext:value-type="string">
            <text:p>V005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IF([.E115]=1;CONCATENATE([.A115];&quot; integer default '0',&quot;);&quot;&quot;)" office:value-type="string" office:string-value="V0050 integer default '0'," calcext:value-type="string">
            <text:p>V0050 integer default '0',</text:p>
          </table:table-cell>
        </table:table-row>
        <table:table-row table:style-name="ro1">
          <table:table-cell office:value-type="string" calcext:value-type="string">
            <text:p>V005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IF([.E116]=1;CONCATENATE([.A116];&quot; integer default '0',&quot;);&quot;&quot;)" office:value-type="string" office:string-value="V0051 integer default '0'," calcext:value-type="string">
            <text:p>V0051 integer default '0',</text:p>
          </table:table-cell>
        </table:table-row>
        <table:table-row table:style-name="ro1">
          <table:table-cell office:value-type="string" calcext:value-type="string">
            <text:p>V00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IF([.E117]=1;CONCATENATE([.A117];&quot; integer default '0',&quot;);&quot;&quot;)" office:value-type="string" office:string-value="V0052 integer default '0'," calcext:value-type="string">
            <text:p>V0052 integer default '0',</text:p>
          </table:table-cell>
        </table:table-row>
        <table:table-row table:style-name="ro1">
          <table:table-cell office:value-type="string" calcext:value-type="string">
            <text:p>V005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IF([.E118]=1;CONCATENATE([.A118];&quot; integer default '0',&quot;);&quot;&quot;)" office:value-type="string" office:string-value="V0053 integer default '0'," calcext:value-type="string">
            <text:p>V0053 integer default '0',</text:p>
          </table:table-cell>
        </table:table-row>
        <table:table-row table:style-name="ro1">
          <table:table-cell office:value-type="string" calcext:value-type="string">
            <text:p>V005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IF([.E119]=1;CONCATENATE([.A119];&quot; integer default '0',&quot;);&quot;&quot;)" office:value-type="string" office:string-value="V0054 integer default '0'," calcext:value-type="string">
            <text:p>V0054 integer default '0',</text:p>
          </table:table-cell>
        </table:table-row>
        <table:table-row table:style-name="ro1">
          <table:table-cell office:value-type="string" calcext:value-type="string">
            <text:p>V005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IF([.E120]=1;CONCATENATE([.A120];&quot; integer default '0',&quot;);&quot;&quot;)" office:value-type="string" office:string-value="V0055 integer default '0'," calcext:value-type="string">
            <text:p>V0055 integer default '0',</text:p>
          </table:table-cell>
        </table:table-row>
        <table:table-row table:style-name="ro1">
          <table:table-cell office:value-type="string" calcext:value-type="string">
            <text:p>V00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IF([.E121]=1;CONCATENATE([.A121];&quot; integer default '0',&quot;);&quot;&quot;)" office:value-type="string" office:string-value="V0056 integer default '0'," calcext:value-type="string">
            <text:p>V0056 integer default '0',</text:p>
          </table:table-cell>
        </table:table-row>
        <table:table-row table:style-name="ro1">
          <table:table-cell office:value-type="string" calcext:value-type="string">
            <text:p>V005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IF([.E122]=1;CONCATENATE([.A122];&quot; integer default '0',&quot;);&quot;&quot;)" office:value-type="string" office:string-value="V0057 integer default '0'," calcext:value-type="string">
            <text:p>V0057 integer default '0',</text:p>
          </table:table-cell>
        </table:table-row>
        <table:table-row table:style-name="ro1">
          <table:table-cell office:value-type="string" calcext:value-type="string">
            <text:p>V005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IF([.E123]=1;CONCATENATE([.A123];&quot; integer default '0',&quot;);&quot;&quot;)" office:value-type="string" office:string-value="V0058 integer default '0'," calcext:value-type="string">
            <text:p>V0058 integer default '0',</text:p>
          </table:table-cell>
        </table:table-row>
        <table:table-row table:style-name="ro1">
          <table:table-cell office:value-type="string" calcext:value-type="string">
            <text:p>V005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IF([.E124]=1;CONCATENATE([.A124];&quot; integer default '0',&quot;);&quot;&quot;)" office:value-type="string" office:string-value="V0059 integer default '0'," calcext:value-type="string">
            <text:p>V0059 integer default '0',</text:p>
          </table:table-cell>
        </table:table-row>
        <table:table-row table:style-name="ro1">
          <table:table-cell office:value-type="string" calcext:value-type="string">
            <text:p>V006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на другі категорії</text:p>
          </table:table-cell>
          <table:table-cell table:number-columns-repeated="5"/>
          <table:table-cell table:formula="of:=IF([.E125]=1;CONCATENATE([.A125];&quot; integer default '0',&quot;);&quot;&quot;)" office:value-type="string" office:string-value="V0060 integer default '0'," calcext:value-type="string">
            <text:p>V0060 integer default '0',</text:p>
          </table:table-cell>
        </table:table-row>
        <table:table-row table:style-name="ro1">
          <table:table-cell office:value-type="string" calcext:value-type="string">
            <text:p>EC0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26]=1;CONCATENATE([.A126];&quot; integer default '0',&quot;);&quot;&quot;)" office:value-type="string" office:string-value="EC0001 integer default '0'," calcext:value-type="string">
            <text:p>EC0001 integer default '0',</text:p>
          </table:table-cell>
        </table:table-row>
        <table:table-row table:style-name="ro1">
          <table:table-cell office:value-type="string" calcext:value-type="string">
            <text:p>EC000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27]=1;CONCATENATE([.A127];&quot; integer default '0',&quot;);&quot;&quot;)" office:value-type="string" office:string-value="EC0002 integer default '0'," calcext:value-type="string">
            <text:p>EC0002 integer default '0',</text:p>
          </table:table-cell>
        </table:table-row>
        <table:table-row table:style-name="ro1">
          <table:table-cell office:value-type="string" calcext:value-type="string">
            <text:p>EC000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28]=1;CONCATENATE([.A128];&quot; integer default '0',&quot;);&quot;&quot;)" office:value-type="string" office:string-value="EC0003 integer default '0'," calcext:value-type="string">
            <text:p>EC0003 integer default '0',</text:p>
          </table:table-cell>
        </table:table-row>
        <table:table-row table:style-name="ro1">
          <table:table-cell office:value-type="string" calcext:value-type="string">
            <text:p>EC0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29]=1;CONCATENATE([.A129];&quot; integer default '0',&quot;);&quot;&quot;)" office:value-type="string" office:string-value="EC0004 integer default '0'," calcext:value-type="string">
            <text:p>EC0004 integer default '0',</text:p>
          </table:table-cell>
        </table:table-row>
        <table:table-row table:style-name="ro1">
          <table:table-cell office:value-type="string" calcext:value-type="string">
            <text:p>EC000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0]=1;CONCATENATE([.A130];&quot; integer default '0',&quot;);&quot;&quot;)" office:value-type="string" office:string-value="EC0005 integer default '0'," calcext:value-type="string">
            <text:p>EC0005 integer default '0',</text:p>
          </table:table-cell>
        </table:table-row>
        <table:table-row table:style-name="ro1">
          <table:table-cell office:value-type="string" calcext:value-type="string">
            <text:p>EC000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1]=1;CONCATENATE([.A131];&quot; integer default '0',&quot;);&quot;&quot;)" office:value-type="string" office:string-value="EC0006 integer default '0'," calcext:value-type="string">
            <text:p>EC0006 integer default '0',</text:p>
          </table:table-cell>
        </table:table-row>
        <table:table-row table:style-name="ro1">
          <table:table-cell office:value-type="string" calcext:value-type="string">
            <text:p>EC000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2]=1;CONCATENATE([.A132];&quot; integer default '0',&quot;);&quot;&quot;)" office:value-type="string" office:string-value="EC0007 integer default '0'," calcext:value-type="string">
            <text:p>EC0007 integer default '0',</text:p>
          </table:table-cell>
        </table:table-row>
        <table:table-row table:style-name="ro1">
          <table:table-cell office:value-type="string" calcext:value-type="string">
            <text:p>EC000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3]=1;CONCATENATE([.A133];&quot; integer default '0',&quot;);&quot;&quot;)" office:value-type="string" office:string-value="EC0008 integer default '0'," calcext:value-type="string">
            <text:p>EC0008 integer default '0',</text:p>
          </table:table-cell>
        </table:table-row>
        <table:table-row table:style-name="ro1">
          <table:table-cell office:value-type="string" calcext:value-type="string">
            <text:p>EC000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4]=1;CONCATENATE([.A134];&quot; integer default '0',&quot;);&quot;&quot;)" office:value-type="string" office:string-value="EC0009 integer default '0'," calcext:value-type="string">
            <text:p>EC0009 integer default '0',</text:p>
          </table:table-cell>
        </table:table-row>
        <table:table-row table:style-name="ro1">
          <table:table-cell office:value-type="string" calcext:value-type="string">
            <text:p>EC00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5]=1;CONCATENATE([.A135];&quot; integer default '0',&quot;);&quot;&quot;)" office:value-type="string" office:string-value="EC0010 integer default '0'," calcext:value-type="string">
            <text:p>EC0010 integer default '0',</text:p>
          </table:table-cell>
        </table:table-row>
        <table:table-row table:style-name="ro1">
          <table:table-cell office:value-type="string" calcext:value-type="string">
            <text:p>EC00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6]=1;CONCATENATE([.A136];&quot; integer default '0',&quot;);&quot;&quot;)" office:value-type="string" office:string-value="EC0011 integer default '0'," calcext:value-type="string">
            <text:p>EC0011 integer default '0',</text:p>
          </table:table-cell>
        </table:table-row>
        <table:table-row table:style-name="ro1">
          <table:table-cell office:value-type="string" calcext:value-type="string">
            <text:p>EC001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7]=1;CONCATENATE([.A137];&quot; integer default '0',&quot;);&quot;&quot;)" office:value-type="string" office:string-value="EC0012 integer default '0'," calcext:value-type="string">
            <text:p>EC0012 integer default '0',</text:p>
          </table:table-cell>
        </table:table-row>
        <table:table-row table:style-name="ro1">
          <table:table-cell office:value-type="string" calcext:value-type="string">
            <text:p>EC001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8]=1;CONCATENATE([.A138];&quot; integer default '0',&quot;);&quot;&quot;)" office:value-type="string" office:string-value="EC0013 integer default '0'," calcext:value-type="string">
            <text:p>EC0013 integer default '0',</text:p>
          </table:table-cell>
        </table:table-row>
        <table:table-row table:style-name="ro1">
          <table:table-cell office:value-type="string" calcext:value-type="string">
            <text:p>EC001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39]=1;CONCATENATE([.A139];&quot; integer default '0',&quot;);&quot;&quot;)" office:value-type="string" office:string-value="EC0014 integer default '0'," calcext:value-type="string">
            <text:p>EC0014 integer default '0',</text:p>
          </table:table-cell>
        </table:table-row>
        <table:table-row table:style-name="ro1">
          <table:table-cell office:value-type="string" calcext:value-type="string">
            <text:p>EC00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0]=1;CONCATENATE([.A140];&quot; integer default '0',&quot;);&quot;&quot;)" office:value-type="string" office:string-value="EC0015 integer default '0'," calcext:value-type="string">
            <text:p>EC0015 integer default '0',</text:p>
          </table:table-cell>
        </table:table-row>
        <table:table-row table:style-name="ro1">
          <table:table-cell office:value-type="string" calcext:value-type="string">
            <text:p>EC00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1]=1;CONCATENATE([.A141];&quot; integer default '0',&quot;);&quot;&quot;)" office:value-type="string" office:string-value="EC0016 integer default '0'," calcext:value-type="string">
            <text:p>EC0016 integer default '0',</text:p>
          </table:table-cell>
        </table:table-row>
        <table:table-row table:style-name="ro1">
          <table:table-cell office:value-type="string" calcext:value-type="string">
            <text:p>EC001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2]=1;CONCATENATE([.A142];&quot; integer default '0',&quot;);&quot;&quot;)" office:value-type="string" office:string-value="EC0017 integer default '0'," calcext:value-type="string">
            <text:p>EC0017 integer default '0',</text:p>
          </table:table-cell>
        </table:table-row>
        <table:table-row table:style-name="ro1">
          <table:table-cell office:value-type="string" calcext:value-type="string">
            <text:p>EC001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3]=1;CONCATENATE([.A143];&quot; integer default '0',&quot;);&quot;&quot;)" office:value-type="string" office:string-value="EC0018 integer default '0'," calcext:value-type="string">
            <text:p>EC0018 integer default '0',</text:p>
          </table:table-cell>
        </table:table-row>
        <table:table-row table:style-name="ro1">
          <table:table-cell office:value-type="string" calcext:value-type="string">
            <text:p>EC001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4]=1;CONCATENATE([.A144];&quot; integer default '0',&quot;);&quot;&quot;)" office:value-type="string" office:string-value="EC0019 integer default '0'," calcext:value-type="string">
            <text:p>EC0019 integer default '0',</text:p>
          </table:table-cell>
        </table:table-row>
        <table:table-row table:style-name="ro1">
          <table:table-cell office:value-type="string" calcext:value-type="string">
            <text:p>EC002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5"/>
          <table:table-cell table:formula="of:=IF([.E145]=1;CONCATENATE([.A145];&quot; integer default '0',&quot;);&quot;&quot;)" office:value-type="string" office:string-value="EC0020 integer default '0'," calcext:value-type="string">
            <text:p>EC0020 integer default '0',</text:p>
          </table:table-cell>
        </table:table-row>
        <table:table-row table:style-name="ro1">
          <table:table-cell office:value-type="string" calcext:value-type="string">
            <text:p>C000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table:number-columns-repeated="5"/>
          <table:table-cell table:formula="of:=IF([.E146]=1;CONCATENATE([.A146];&quot; integer default '0',&quot;);&quot;&quot;)" office:value-type="string" office:string-value="C0001 integer default '0'," calcext:value-type="string">
            <text:p>C0001 integer default '0',</text:p>
          </table:table-cell>
        </table:table-row>
        <table:table-row table:style-name="ro1">
          <table:table-cell office:value-type="string" calcext:value-type="string">
            <text:p>C000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47]=1;CONCATENATE([.A147];&quot; integer default '0',&quot;);&quot;&quot;)" office:value-type="string" office:string-value="C0002 integer default '0'," calcext:value-type="string">
            <text:p>C0002 integer default '0',</text:p>
          </table:table-cell>
        </table:table-row>
        <table:table-row table:style-name="ro1">
          <table:table-cell office:value-type="string" calcext:value-type="string">
            <text:p>C000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48]=1;CONCATENATE([.A148];&quot; integer default '0',&quot;);&quot;&quot;)" office:value-type="string" office:string-value="C0003 integer default '0'," calcext:value-type="string">
            <text:p>C0003 integer default '0',</text:p>
          </table:table-cell>
        </table:table-row>
        <table:table-row table:style-name="ro1">
          <table:table-cell office:value-type="string" calcext:value-type="string">
            <text:p>C000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49]=1;CONCATENATE([.A149];&quot; integer default '0',&quot;);&quot;&quot;)" office:value-type="string" office:string-value="C0004 integer default '0'," calcext:value-type="string">
            <text:p>C0004 integer default '0',</text:p>
          </table:table-cell>
        </table:table-row>
        <table:table-row table:style-name="ro1">
          <table:table-cell office:value-type="string" calcext:value-type="string">
            <text:p>C000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50]=1;CONCATENATE([.A150];&quot; integer default '0',&quot;);&quot;&quot;)" office:value-type="string" office:string-value="C0005 integer default '0'," calcext:value-type="string">
            <text:p>C0005 integer default '0',</text:p>
          </table:table-cell>
        </table:table-row>
        <table:table-row table:style-name="ro1">
          <table:table-cell office:value-type="string" calcext:value-type="string">
            <text:p>C000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51]=1;CONCATENATE([.A151];&quot; integer default '0',&quot;);&quot;&quot;)" office:value-type="string" office:string-value="C0006 integer default '0'," calcext:value-type="string">
            <text:p>C0006 integer default '0',</text:p>
          </table:table-cell>
        </table:table-row>
        <table:table-row table:style-name="ro1">
          <table:table-cell office:value-type="string" calcext:value-type="string">
            <text:p>C000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2"/>
          <table:table-cell table:formula="of:=1.73*40*400" office:value-type="float" office:value="27680" calcext:value-type="float">
            <text:p>27680</text:p>
          </table:table-cell>
          <table:table-cell table:number-columns-repeated="3"/>
          <table:table-cell table:formula="of:=IF([.E152]=1;CONCATENATE([.A152];&quot; integer default '0',&quot;);&quot;&quot;)" office:value-type="string" office:string-value="C0007 integer default '0'," calcext:value-type="string">
            <text:p>C0007 integer default '0',</text:p>
          </table:table-cell>
        </table:table-row>
        <table:table-row table:style-name="ro1">
          <table:table-cell office:value-type="string" calcext:value-type="string">
            <text:p>C000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2"/>
          <table:table-cell table:formula="of:=4000*4000" office:value-type="float" office:value="16000000" calcext:value-type="float">
            <text:p>16000000</text:p>
          </table:table-cell>
          <table:table-cell table:formula="of:=[.I153]*0.00173" office:value-type="float" office:value="27680" calcext:value-type="float">
            <text:p>27680</text:p>
          </table:table-cell>
          <table:table-cell table:number-columns-repeated="2"/>
          <table:table-cell table:formula="of:=IF([.E153]=1;CONCATENATE([.A153];&quot; integer default '0',&quot;);&quot;&quot;)" office:value-type="string" office:string-value="C0008 integer default '0'," calcext:value-type="string">
            <text:p>C0008 integer default '0',</text:p>
          </table:table-cell>
        </table:table-row>
        <table:table-row table:style-name="ro1">
          <table:table-cell office:value-type="string" calcext:value-type="string">
            <text:p>C000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2"/>
          <table:table-cell table:formula="of:=[.I152]/[.I153]" office:value-type="float" office:value="0.00173" calcext:value-type="float">
            <text:p>0,00173</text:p>
          </table:table-cell>
          <table:table-cell table:number-columns-repeated="3"/>
          <table:table-cell table:formula="of:=IF([.E154]=1;CONCATENATE([.A154];&quot; integer default '0',&quot;);&quot;&quot;)" office:value-type="string" office:string-value="C0009 integer default '0'," calcext:value-type="string">
            <text:p>C0009 integer default '0',</text:p>
          </table:table-cell>
        </table:table-row>
        <table:table-row table:style-name="ro1">
          <table:table-cell office:value-type="string" calcext:value-type="string">
            <text:p>C00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155]=1;CONCATENATE([.A155];&quot; integer default '0',&quot;);&quot;&quot;)" office:value-type="string" office:string-value="C0010 integer default '0'," calcext:value-type="string">
            <text:p>C0010 integer default '0',</text:p>
          </table:table-cell>
        </table:table-row>
        <table:table-row table:style-name="ro1">
          <table:table-cell office:value-type="string" calcext:value-type="string">
            <text:p>L000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6]=1;CONCATENATE([.A156];&quot; integer default '0',&quot;);&quot;&quot;)" office:value-type="string" office:string-value="L0001 integer default '0'," calcext:value-type="string">
            <text:p>L0001 integer default '0',</text:p>
          </table:table-cell>
        </table:table-row>
        <table:table-row table:style-name="ro1">
          <table:table-cell office:value-type="string" calcext:value-type="string">
            <text:p>L00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7]=1;CONCATENATE([.A157];&quot; integer default '0',&quot;);&quot;&quot;)" office:value-type="string" office:string-value="L0002 integer default '0'," calcext:value-type="string">
            <text:p>L0002 integer default '0',</text:p>
          </table:table-cell>
        </table:table-row>
        <table:table-row table:style-name="ro1">
          <table:table-cell office:value-type="string" calcext:value-type="string">
            <text:p>L000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8]=1;CONCATENATE([.A158];&quot; integer default '0',&quot;);&quot;&quot;)" office:value-type="string" office:string-value="L0003 integer default '0'," calcext:value-type="string">
            <text:p>L0003 integer default '0',</text:p>
          </table:table-cell>
        </table:table-row>
        <table:table-row table:style-name="ro1">
          <table:table-cell office:value-type="string" calcext:value-type="string">
            <text:p>L000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9]=1;CONCATENATE([.A159];&quot; integer default '0',&quot;);&quot;&quot;)" office:value-type="string" office:string-value="L0004 integer default '0'," calcext:value-type="string">
            <text:p>L0004 integer default '0',</text:p>
          </table:table-cell>
        </table:table-row>
        <table:table-row table:style-name="ro1">
          <table:table-cell office:value-type="string" calcext:value-type="string">
            <text:p>L000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0]=1;CONCATENATE([.A160];&quot; integer default '0',&quot;);&quot;&quot;)" office:value-type="string" office:string-value="L0005 integer default '0'," calcext:value-type="string">
            <text:p>L0005 integer default '0',</text:p>
          </table:table-cell>
        </table:table-row>
        <table:table-row table:style-name="ro1">
          <table:table-cell office:value-type="string" calcext:value-type="string">
            <text:p>L000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1]=1;CONCATENATE([.A161];&quot; integer default '0',&quot;);&quot;&quot;)" office:value-type="string" office:string-value="L0006 integer default '0'," calcext:value-type="string">
            <text:p>L0006 integer default '0',</text:p>
          </table:table-cell>
        </table:table-row>
        <table:table-row table:style-name="ro1">
          <table:table-cell office:value-type="string" calcext:value-type="string">
            <text:p>L000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2]=1;CONCATENATE([.A162];&quot; integer default '0',&quot;);&quot;&quot;)" office:value-type="string" office:string-value="L0007 integer default '0'," calcext:value-type="string">
            <text:p>L0007 integer default '0',</text:p>
          </table:table-cell>
        </table:table-row>
        <table:table-row table:style-name="ro1">
          <table:table-cell office:value-type="string" calcext:value-type="string">
            <text:p>L00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3]=1;CONCATENATE([.A163];&quot; integer default '0',&quot;);&quot;&quot;)" office:value-type="string" office:string-value="L0008 integer default '0'," calcext:value-type="string">
            <text:p>L0008 integer default '0',</text:p>
          </table:table-cell>
        </table:table-row>
        <table:table-row table:style-name="ro1">
          <table:table-cell office:value-type="string" calcext:value-type="string">
            <text:p>L000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4]=1;CONCATENATE([.A164];&quot; integer default '0',&quot;);&quot;&quot;)" office:value-type="string" office:string-value="L0009 integer default '0'," calcext:value-type="string">
            <text:p>L0009 integer default '0',</text:p>
          </table:table-cell>
        </table:table-row>
        <table:table-row table:style-name="ro1">
          <table:table-cell office:value-type="string" calcext:value-type="string">
            <text:p>L00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5]=1;CONCATENATE([.A165];&quot; integer default '0',&quot;);&quot;&quot;)" office:value-type="string" office:string-value="L0010 integer default '0'," calcext:value-type="string">
            <text:p>L0010 integer default '0',</text:p>
          </table:table-cell>
        </table:table-row>
        <table:table-row table:style-name="ro1">
          <table:table-cell office:value-type="string" calcext:value-type="string">
            <text:p>SP00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60</text:p>
          </table:table-cell>
          <table:table-cell office:value-type="string" calcext:value-type="string">
            <text:p>Завдання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[.A166];&quot;:=INT_REAL(eep_n_r(&quot;;[.I166];&quot;));&quot;)" office:value-type="string" office:string-value="SP0001:=INT_REAL(eep_n_r(1));" calcext:value-type="string">
            <text:p>SP0001:=INT_REAL(eep_n_r(1));</text:p>
          </table:table-cell>
          <table:table-cell table:formula="of:=CONCATENATE(&quot;Res:=eep_n_w(&quot;;[.I166];&quot;,REAL_INT(&quot;;[.A166];&quot;));&quot;)" office:value-type="string" office:string-value="Res:=eep_n_w(1,REAL_INT(SP0001));" calcext:value-type="string">
            <text:p>Res:=eep_n_w(1,REAL_INT(SP0001));</text:p>
          </table:table-cell>
          <table:table-cell table:formula="of:=IF([.E166]=1;CONCATENATE([.A166];&quot; integer default '0',&quot;);&quot;&quot;)" office:value-type="string" office:string-value="SP0001 integer default '0'," calcext:value-type="string">
            <text:p>SP0001 integer default '0',</text:p>
          </table:table-cell>
        </table:table-row>
        <table:table-row table:style-name="ro1">
          <table:table-cell office:value-type="string" calcext:value-type="string">
            <text:p>SP00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CONCATENATE([.A167];&quot;:=INT_REAL(eep_n_r(&quot;;[.I167];&quot;));&quot;)" office:value-type="string" office:string-value="SP0002:=INT_REAL(eep_n_r(2));" calcext:value-type="string">
            <text:p>SP0002:=INT_REAL(eep_n_r(2));</text:p>
          </table:table-cell>
          <table:table-cell table:formula="of:=CONCATENATE(&quot;Res:=eep_n_w(&quot;;[.I167];&quot;,REAL_INT(&quot;;[.A167];&quot;));&quot;)" office:value-type="string" office:string-value="Res:=eep_n_w(2,REAL_INT(SP0002));" calcext:value-type="string">
            <text:p>Res:=eep_n_w(2,REAL_INT(SP0002));</text:p>
          </table:table-cell>
          <table:table-cell table:formula="of:=IF([.E167]=1;CONCATENATE([.A167];&quot; integer default '0',&quot;);&quot;&quot;)" office:value-type="string" office:string-value="SP0002 integer default '0'," calcext:value-type="string">
            <text:p>SP0002 integer default '0',</text:p>
          </table:table-cell>
        </table:table-row>
        <table:table-row table:style-name="ro1">
          <table:table-cell office:value-type="string" calcext:value-type="string">
            <text:p>SP00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CONCATENATE([.A168];&quot;:=INT_REAL(eep_n_r(&quot;;[.I168];&quot;));&quot;)" office:value-type="string" office:string-value="SP0003:=INT_REAL(eep_n_r(3));" calcext:value-type="string">
            <text:p>SP0003:=INT_REAL(eep_n_r(3));</text:p>
          </table:table-cell>
          <table:table-cell table:formula="of:=CONCATENATE(&quot;Res:=eep_n_w(&quot;;[.I168];&quot;,REAL_INT(&quot;;[.A168];&quot;));&quot;)" office:value-type="string" office:string-value="Res:=eep_n_w(3,REAL_INT(SP0003));" calcext:value-type="string">
            <text:p>Res:=eep_n_w(3,REAL_INT(SP0003));</text:p>
          </table:table-cell>
          <table:table-cell table:formula="of:=IF([.E168]=1;CONCATENATE([.A168];&quot; integer default '0',&quot;);&quot;&quot;)" office:value-type="string" office:string-value="SP0003 integer default '0'," calcext:value-type="string">
            <text:p>SP0003 integer default '0',</text:p>
          </table:table-cell>
        </table:table-row>
        <table:table-row table:style-name="ro1">
          <table:table-cell office:value-type="string" calcext:value-type="string">
            <text:p>SP000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CONCATENATE([.A169];&quot;:=INT_REAL(eep_n_r(&quot;;[.I169];&quot;));&quot;)" office:value-type="string" office:string-value="SP0004:=INT_REAL(eep_n_r(4));" calcext:value-type="string">
            <text:p>SP0004:=INT_REAL(eep_n_r(4));</text:p>
          </table:table-cell>
          <table:table-cell table:formula="of:=CONCATENATE(&quot;Res:=eep_n_w(&quot;;[.I169];&quot;,REAL_INT(&quot;;[.A169];&quot;));&quot;)" office:value-type="string" office:string-value="Res:=eep_n_w(4,REAL_INT(SP0004));" calcext:value-type="string">
            <text:p>Res:=eep_n_w(4,REAL_INT(SP0004));</text:p>
          </table:table-cell>
          <table:table-cell table:formula="of:=IF([.E169]=1;CONCATENATE([.A169];&quot; integer default '0',&quot;);&quot;&quot;)" office:value-type="string" office:string-value="SP0004 integer default '0'," calcext:value-type="string">
            <text:p>SP0004 integer default '0',</text:p>
          </table:table-cell>
        </table:table-row>
        <table:table-row table:style-name="ro1">
          <table:table-cell office:value-type="string" calcext:value-type="string">
            <text:p>Kp000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CONCATENATE([.A170];&quot;:=INT_REAL(eep_n_r(&quot;;[.I170];&quot;));&quot;)" office:value-type="string" office:string-value="Kp0001:=INT_REAL(eep_n_r(5));" calcext:value-type="string">
            <text:p>Kp0001:=INT_REAL(eep_n_r(5));</text:p>
          </table:table-cell>
          <table:table-cell table:formula="of:=CONCATENATE(&quot;Res:=eep_n_w(&quot;;[.I170];&quot;,REAL_INT(&quot;;[.A170];&quot;));&quot;)" office:value-type="string" office:string-value="Res:=eep_n_w(5,REAL_INT(Kp0001));" calcext:value-type="string">
            <text:p>Res:=eep_n_w(5,REAL_INT(Kp0001));</text:p>
          </table:table-cell>
          <table:table-cell table:formula="of:=IF([.E170]=1;CONCATENATE([.A170];&quot; integer default '0',&quot;);&quot;&quot;)" office:value-type="string" office:string-value="Kp0001 integer default '0'," calcext:value-type="string">
            <text:p>Kp0001 integer default '0',</text:p>
          </table:table-cell>
        </table:table-row>
        <table:table-row table:style-name="ro1">
          <table:table-cell office:value-type="string" calcext:value-type="string">
            <text:p>Kp0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CONCATENATE([.A171];&quot;:=INT_REAL(eep_n_r(&quot;;[.I171];&quot;));&quot;)" office:value-type="string" office:string-value="Kp0002:=INT_REAL(eep_n_r(6));" calcext:value-type="string">
            <text:p>Kp0002:=INT_REAL(eep_n_r(6));</text:p>
          </table:table-cell>
          <table:table-cell table:formula="of:=CONCATENATE(&quot;Res:=eep_n_w(&quot;;[.I171];&quot;,REAL_INT(&quot;;[.A171];&quot;));&quot;)" office:value-type="string" office:string-value="Res:=eep_n_w(6,REAL_INT(Kp0002));" calcext:value-type="string">
            <text:p>Res:=eep_n_w(6,REAL_INT(Kp0002));</text:p>
          </table:table-cell>
          <table:table-cell table:formula="of:=IF([.E171]=1;CONCATENATE([.A17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000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CONCATENATE([.A172];&quot;:=INT_REAL(eep_n_r(&quot;;[.I172];&quot;));&quot;)" office:value-type="string" office:string-value="Kp0003:=INT_REAL(eep_n_r(7));" calcext:value-type="string">
            <text:p>Kp0003:=INT_REAL(eep_n_r(7));</text:p>
          </table:table-cell>
          <table:table-cell table:formula="of:=CONCATENATE(&quot;Res:=eep_n_w(&quot;;[.I172];&quot;,REAL_INT(&quot;;[.A172];&quot;));&quot;)" office:value-type="string" office:string-value="Res:=eep_n_w(7,REAL_INT(Kp0003));" calcext:value-type="string">
            <text:p>Res:=eep_n_w(7,REAL_INT(Kp0003));</text:p>
          </table:table-cell>
          <table:table-cell table:formula="of:=IF([.E172]=1;CONCATENATE([.A17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000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CONCATENATE([.A173];&quot;:=INT_REAL(eep_n_r(&quot;;[.I173];&quot;));&quot;)" office:value-type="string" office:string-value="Kp0004:=INT_REAL(eep_n_r(8));" calcext:value-type="string">
            <text:p>Kp0004:=INT_REAL(eep_n_r(8));</text:p>
          </table:table-cell>
          <table:table-cell table:formula="of:=CONCATENATE(&quot;Res:=eep_n_w(&quot;;[.I173];&quot;,REAL_INT(&quot;;[.A173];&quot;));&quot;)" office:value-type="string" office:string-value="Res:=eep_n_w(8,REAL_INT(Kp0004));" calcext:value-type="string">
            <text:p>Res:=eep_n_w(8,REAL_INT(Kp0004));</text:p>
          </table:table-cell>
          <table:table-cell table:formula="of:=IF([.E173]=1;CONCATENATE([.A17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CONCATENATE([.A174];&quot;:=INT_REAL(eep_n_r(&quot;;[.I174];&quot;));&quot;)" office:value-type="string" office:string-value="Ti0001:=INT_REAL(eep_n_r(9));" calcext:value-type="string">
            <text:p>Ti0001:=INT_REAL(eep_n_r(9));</text:p>
          </table:table-cell>
          <table:table-cell table:formula="of:=CONCATENATE(&quot;Res:=eep_n_w(&quot;;[.I174];&quot;,REAL_INT(&quot;;[.A174];&quot;));&quot;)" office:value-type="string" office:string-value="Res:=eep_n_w(9,REAL_INT(Ti0001));" calcext:value-type="string">
            <text:p>Res:=eep_n_w(9,REAL_INT(Ti0001));</text:p>
          </table:table-cell>
          <table:table-cell table:formula="of:=IF([.E174]=1;CONCATENATE([.A17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CONCATENATE([.A175];&quot;:=INT_REAL(eep_n_r(&quot;;[.I175];&quot;));&quot;)" office:value-type="string" office:string-value="Ti0002:=INT_REAL(eep_n_r(10));" calcext:value-type="string">
            <text:p>Ti0002:=INT_REAL(eep_n_r(10));</text:p>
          </table:table-cell>
          <table:table-cell table:formula="of:=CONCATENATE(&quot;Res:=eep_n_w(&quot;;[.I175];&quot;,REAL_INT(&quot;;[.A175];&quot;));&quot;)" office:value-type="string" office:string-value="Res:=eep_n_w(10,REAL_INT(Ti0002));" calcext:value-type="string">
            <text:p>Res:=eep_n_w(10,REAL_INT(Ti0002));</text:p>
          </table:table-cell>
          <table:table-cell table:formula="of:=IF([.E175]=1;CONCATENATE([.A17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CONCATENATE([.A176];&quot;:=INT_REAL(eep_n_r(&quot;;[.I176];&quot;));&quot;)" office:value-type="string" office:string-value="Ti0003:=INT_REAL(eep_n_r(11));" calcext:value-type="string">
            <text:p>Ti0003:=INT_REAL(eep_n_r(11));</text:p>
          </table:table-cell>
          <table:table-cell table:formula="of:=CONCATENATE(&quot;Res:=eep_n_w(&quot;;[.I176];&quot;,REAL_INT(&quot;;[.A176];&quot;));&quot;)" office:value-type="string" office:string-value="Res:=eep_n_w(11,REAL_INT(Ti0003));" calcext:value-type="string">
            <text:p>Res:=eep_n_w(11,REAL_INT(Ti0003));</text:p>
          </table:table-cell>
          <table:table-cell table:formula="of:=IF([.E176]=1;CONCATENATE([.A17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CONCATENATE([.A177];&quot;:=INT_REAL(eep_n_r(&quot;;[.I177];&quot;));&quot;)" office:value-type="string" office:string-value="Ti0004:=INT_REAL(eep_n_r(12));" calcext:value-type="string">
            <text:p>Ti0004:=INT_REAL(eep_n_r(12));</text:p>
          </table:table-cell>
          <table:table-cell table:formula="of:=CONCATENATE(&quot;Res:=eep_n_w(&quot;;[.I177];&quot;,REAL_INT(&quot;;[.A177];&quot;));&quot;)" office:value-type="string" office:string-value="Res:=eep_n_w(12,REAL_INT(Ti0004));" calcext:value-type="string">
            <text:p>Res:=eep_n_w(12,REAL_INT(Ti0004));</text:p>
          </table:table-cell>
          <table:table-cell table:formula="of:=IF([.E177]=1;CONCATENATE([.A17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CONCATENATE([.A178];&quot;:=INT_REAL(eep_n_r(&quot;;[.I178];&quot;));&quot;)" office:value-type="string" office:string-value="Td0001:=INT_REAL(eep_n_r(13));" calcext:value-type="string">
            <text:p>Td0001:=INT_REAL(eep_n_r(13));</text:p>
          </table:table-cell>
          <table:table-cell table:formula="of:=CONCATENATE(&quot;Res:=eep_n_w(&quot;;[.I178];&quot;,REAL_INT(&quot;;[.A178];&quot;));&quot;)" office:value-type="string" office:string-value="Res:=eep_n_w(13,REAL_INT(Td0001));" calcext:value-type="string">
            <text:p>Res:=eep_n_w(13,REAL_INT(Td0001));</text:p>
          </table:table-cell>
          <table:table-cell table:formula="of:=IF([.E178]=1;CONCATENATE([.A17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CONCATENATE([.A179];&quot;:=INT_REAL(eep_n_r(&quot;;[.I179];&quot;));&quot;)" office:value-type="string" office:string-value="Td0002:=INT_REAL(eep_n_r(14));" calcext:value-type="string">
            <text:p>Td0002:=INT_REAL(eep_n_r(14));</text:p>
          </table:table-cell>
          <table:table-cell table:formula="of:=CONCATENATE(&quot;Res:=eep_n_w(&quot;;[.I179];&quot;,REAL_INT(&quot;;[.A179];&quot;));&quot;)" office:value-type="string" office:string-value="Res:=eep_n_w(14,REAL_INT(Td0002));" calcext:value-type="string">
            <text:p>Res:=eep_n_w(14,REAL_INT(Td0002));</text:p>
          </table:table-cell>
          <table:table-cell table:formula="of:=IF([.E179]=1;CONCATENATE([.A17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CONCATENATE([.A180];&quot;:=INT_REAL(eep_n_r(&quot;;[.I180];&quot;));&quot;)" office:value-type="string" office:string-value="Td0003:=INT_REAL(eep_n_r(15));" calcext:value-type="string">
            <text:p>Td0003:=INT_REAL(eep_n_r(15));</text:p>
          </table:table-cell>
          <table:table-cell table:formula="of:=CONCATENATE(&quot;Res:=eep_n_w(&quot;;[.I180];&quot;,REAL_INT(&quot;;[.A180];&quot;));&quot;)" office:value-type="string" office:string-value="Res:=eep_n_w(15,REAL_INT(Td0003));" calcext:value-type="string">
            <text:p>Res:=eep_n_w(15,REAL_INT(Td0003));</text:p>
          </table:table-cell>
          <table:table-cell table:formula="of:=IF([.E180]=1;CONCATENATE([.A18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CONCATENATE([.A181];&quot;:=INT_REAL(eep_n_r(&quot;;[.I181];&quot;));&quot;)" office:value-type="string" office:string-value="Td0004:=INT_REAL(eep_n_r(16));" calcext:value-type="string">
            <text:p>Td0004:=INT_REAL(eep_n_r(16));</text:p>
          </table:table-cell>
          <table:table-cell table:formula="of:=CONCATENATE(&quot;Res:=eep_n_w(&quot;;[.I181];&quot;,REAL_INT(&quot;;[.A181];&quot;));&quot;)" office:value-type="string" office:string-value="Res:=eep_n_w(16,REAL_INT(Td0004));" calcext:value-type="string">
            <text:p>Res:=eep_n_w(16,REAL_INT(Td0004));</text:p>
          </table:table-cell>
          <table:table-cell table:formula="of:=IF([.E181]=1;CONCATENATE([.A18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CONCATENATE([.A182];&quot;:=INT_REAL(eep_n_r(&quot;;[.I182];&quot;));&quot;)" office:value-type="string" office:string-value="Xmin0001:=INT_REAL(eep_n_r(17));" calcext:value-type="string">
            <text:p>Xmin0001:=INT_REAL(eep_n_r(17));</text:p>
          </table:table-cell>
          <table:table-cell table:formula="of:=CONCATENATE(&quot;Res:=eep_n_w(&quot;;[.I182];&quot;,REAL_INT(&quot;;[.A182];&quot;));&quot;)" office:value-type="string" office:string-value="Res:=eep_n_w(17,REAL_INT(Xmin0001));" calcext:value-type="string">
            <text:p>Res:=eep_n_w(17,REAL_INT(Xmin0001));</text:p>
          </table:table-cell>
          <table:table-cell table:formula="of:=IF([.E182]=1;CONCATENATE([.A18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CONCATENATE([.A183];&quot;:=INT_REAL(eep_n_r(&quot;;[.I183];&quot;));&quot;)" office:value-type="string" office:string-value="Xmin0002:=INT_REAL(eep_n_r(18));" calcext:value-type="string">
            <text:p>Xmin0002:=INT_REAL(eep_n_r(18));</text:p>
          </table:table-cell>
          <table:table-cell table:formula="of:=CONCATENATE(&quot;Res:=eep_n_w(&quot;;[.I183];&quot;,REAL_INT(&quot;;[.A183];&quot;));&quot;)" office:value-type="string" office:string-value="Res:=eep_n_w(18,REAL_INT(Xmin0002));" calcext:value-type="string">
            <text:p>Res:=eep_n_w(18,REAL_INT(Xmin0002));</text:p>
          </table:table-cell>
          <table:table-cell table:formula="of:=IF([.E183]=1;CONCATENATE([.A18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3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CONCATENATE([.A184];&quot;:=INT_REAL(eep_n_r(&quot;;[.I184];&quot;));&quot;)" office:value-type="string" office:string-value="Xmin0003:=INT_REAL(eep_n_r(19));" calcext:value-type="string">
            <text:p>Xmin0003:=INT_REAL(eep_n_r(19));</text:p>
          </table:table-cell>
          <table:table-cell table:formula="of:=CONCATENATE(&quot;Res:=eep_n_w(&quot;;[.I184];&quot;,REAL_INT(&quot;;[.A184];&quot;));&quot;)" office:value-type="string" office:string-value="Res:=eep_n_w(19,REAL_INT(Xmin0003));" calcext:value-type="string">
            <text:p>Res:=eep_n_w(19,REAL_INT(Xmin0003));</text:p>
          </table:table-cell>
          <table:table-cell table:formula="of:=IF([.E184]=1;CONCATENATE([.A18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CONCATENATE([.A185];&quot;:=INT_REAL(eep_n_r(&quot;;[.I185];&quot;));&quot;)" office:value-type="string" office:string-value="Xmin0004:=INT_REAL(eep_n_r(20));" calcext:value-type="string">
            <text:p>Xmin0004:=INT_REAL(eep_n_r(20));</text:p>
          </table:table-cell>
          <table:table-cell table:formula="of:=CONCATENATE(&quot;Res:=eep_n_w(&quot;;[.I185];&quot;,REAL_INT(&quot;;[.A185];&quot;));&quot;)" office:value-type="string" office:string-value="Res:=eep_n_w(20,REAL_INT(Xmin0004));" calcext:value-type="string">
            <text:p>Res:=eep_n_w(20,REAL_INT(Xmin0004));</text:p>
          </table:table-cell>
          <table:table-cell table:formula="of:=IF([.E185]=1;CONCATENATE([.A18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CONCATENATE([.A186];&quot;:=INT_REAL(eep_n_r(&quot;;[.I186];&quot;));&quot;)" office:value-type="string" office:string-value="Xmax0001:=INT_REAL(eep_n_r(21));" calcext:value-type="string">
            <text:p>Xmax0001:=INT_REAL(eep_n_r(21));</text:p>
          </table:table-cell>
          <table:table-cell table:formula="of:=CONCATENATE(&quot;Res:=eep_n_w(&quot;;[.I186];&quot;,REAL_INT(&quot;;[.A186];&quot;));&quot;)" office:value-type="string" office:string-value="Res:=eep_n_w(21,REAL_INT(Xmax0001));" calcext:value-type="string">
            <text:p>Res:=eep_n_w(21,REAL_INT(Xmax0001));</text:p>
          </table:table-cell>
          <table:table-cell table:formula="of:=IF([.E186]=1;CONCATENATE([.A18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formula="of:=CONCATENATE([.A187];&quot;:=INT_REAL(eep_n_r(&quot;;[.I187];&quot;));&quot;)" office:value-type="string" office:string-value="Xmax0002:=INT_REAL(eep_n_r(22));" calcext:value-type="string">
            <text:p>Xmax0002:=INT_REAL(eep_n_r(22));</text:p>
          </table:table-cell>
          <table:table-cell table:formula="of:=CONCATENATE(&quot;Res:=eep_n_w(&quot;;[.I187];&quot;,REAL_INT(&quot;;[.A187];&quot;));&quot;)" office:value-type="string" office:string-value="Res:=eep_n_w(22,REAL_INT(Xmax0002));" calcext:value-type="string">
            <text:p>Res:=eep_n_w(22,REAL_INT(Xmax0002));</text:p>
          </table:table-cell>
          <table:table-cell table:formula="of:=IF([.E187]=1;CONCATENATE([.A18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CONCATENATE([.A188];&quot;:=INT_REAL(eep_n_r(&quot;;[.I188];&quot;));&quot;)" office:value-type="string" office:string-value="Xmax0003:=INT_REAL(eep_n_r(23));" calcext:value-type="string">
            <text:p>Xmax0003:=INT_REAL(eep_n_r(23));</text:p>
          </table:table-cell>
          <table:table-cell table:formula="of:=CONCATENATE(&quot;Res:=eep_n_w(&quot;;[.I188];&quot;,REAL_INT(&quot;;[.A188];&quot;));&quot;)" office:value-type="string" office:string-value="Res:=eep_n_w(23,REAL_INT(Xmax0003));" calcext:value-type="string">
            <text:p>Res:=eep_n_w(23,REAL_INT(Xmax0003));</text:p>
          </table:table-cell>
          <table:table-cell table:formula="of:=IF([.E188]=1;CONCATENATE([.A18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formula="of:=CONCATENATE([.A189];&quot;:=INT_REAL(eep_n_r(&quot;;[.I189];&quot;));&quot;)" office:value-type="string" office:string-value="Xmax0004:=INT_REAL(eep_n_r(24));" calcext:value-type="string">
            <text:p>Xmax0004:=INT_REAL(eep_n_r(24));</text:p>
          </table:table-cell>
          <table:table-cell table:formula="of:=CONCATENATE(&quot;Res:=eep_n_w(&quot;;[.I189];&quot;,REAL_INT(&quot;;[.A189];&quot;));&quot;)" office:value-type="string" office:string-value="Res:=eep_n_w(24,REAL_INT(Xmax0004));" calcext:value-type="string">
            <text:p>Res:=eep_n_w(24,REAL_INT(Xmax0004));</text:p>
          </table:table-cell>
          <table:table-cell table:formula="of:=IF([.E189]=1;CONCATENATE([.A18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AM00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A190];&quot;:=eep_b_r(&quot;;[.H190];&quot;);&quot;)" office:value-type="string" office:string-value="AM0001:=eep_b_r(1);" calcext:value-type="string">
            <text:p>AM0001:=eep_b_r(1);</text:p>
          </table:table-cell>
          <table:table-cell table:formula="of:=CONCATENATE(&quot;Res:=eep_b_w(&quot;;[.H190];&quot;,&quot;;[.A190];&quot;);&quot;)" office:value-type="string" office:string-value="Res:=eep_b_w(1,AM0001);" calcext:value-type="string">
            <text:p>Res:=eep_b_w(1,AM0001);</text:p>
          </table:table-cell>
          <table:table-cell table:formula="of:=IF([.E190]=1;CONCATENATE([.A190];&quot; integer default '0',&quot;);&quot;&quot;)" office:value-type="string" office:string-value="AM0001 integer default '0'," calcext:value-type="string">
            <text:p>AM0001 integer default '0',</text:p>
          </table:table-cell>
        </table:table-row>
        <table:table-row table:style-name="ro1">
          <table:table-cell office:value-type="string" calcext:value-type="string">
            <text:p>AM000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191];&quot;:=eep_b_r(&quot;;[.H191];&quot;);&quot;)" office:value-type="string" office:string-value="AM0002:=eep_b_r(2);" calcext:value-type="string">
            <text:p>AM0002:=eep_b_r(2);</text:p>
          </table:table-cell>
          <table:table-cell table:formula="of:=CONCATENATE(&quot;Res:=eep_b_w(&quot;;[.H191];&quot;,&quot;;[.A191];&quot;);&quot;)" office:value-type="string" office:string-value="Res:=eep_b_w(2,AM0002);" calcext:value-type="string">
            <text:p>Res:=eep_b_w(2,AM0002);</text:p>
          </table:table-cell>
          <table:table-cell table:formula="of:=IF([.E191]=1;CONCATENATE([.A191];&quot; integer default '0',&quot;);&quot;&quot;)" office:value-type="string" office:string-value="AM0002 integer default '0'," calcext:value-type="string">
            <text:p>AM0002 integer default '0',</text:p>
          </table:table-cell>
        </table:table-row>
        <table:table-row table:style-name="ro1">
          <table:table-cell office:value-type="string" calcext:value-type="string">
            <text:p>AM000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A192];&quot;:=eep_b_r(&quot;;[.H192];&quot;);&quot;)" office:value-type="string" office:string-value="AM0003:=eep_b_r(3);" calcext:value-type="string">
            <text:p>AM0003:=eep_b_r(3);</text:p>
          </table:table-cell>
          <table:table-cell table:formula="of:=CONCATENATE(&quot;Res:=eep_b_w(&quot;;[.H192];&quot;,&quot;;[.A192];&quot;);&quot;)" office:value-type="string" office:string-value="Res:=eep_b_w(3,AM0003);" calcext:value-type="string">
            <text:p>Res:=eep_b_w(3,AM0003);</text:p>
          </table:table-cell>
          <table:table-cell table:formula="of:=IF([.E192]=1;CONCATENATE([.A192];&quot; integer default '0',&quot;);&quot;&quot;)" office:value-type="string" office:string-value="AM0003 integer default '0'," calcext:value-type="string">
            <text:p>AM0003 integer default '0',</text:p>
          </table:table-cell>
        </table:table-row>
        <table:table-row table:style-name="ro1">
          <table:table-cell office:value-type="string" calcext:value-type="string">
            <text:p>AM000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A193];&quot;:=eep_b_r(&quot;;[.H193];&quot;);&quot;)" office:value-type="string" office:string-value="AM0004:=eep_b_r(4);" calcext:value-type="string">
            <text:p>AM0004:=eep_b_r(4);</text:p>
          </table:table-cell>
          <table:table-cell table:formula="of:=CONCATENATE(&quot;Res:=eep_b_w(&quot;;[.H193];&quot;,&quot;;[.A193];&quot;);&quot;)" office:value-type="string" office:string-value="Res:=eep_b_w(4,AM0004);" calcext:value-type="string">
            <text:p>Res:=eep_b_w(4,AM0004);</text:p>
          </table:table-cell>
          <table:table-cell table:formula="of:=IF([.E193]=1;CONCATENATE([.A193];&quot; integer default '0',&quot;);&quot;&quot;)" office:value-type="string" office:string-value="AM0004 integer default '0'," calcext:value-type="string">
            <text:p>AM0004 integer default '0',</text:p>
          </table:table-cell>
        </table:table-row>
        <table:table-row table:style-name="ro1">
          <table:table-cell office:value-type="string" calcext:value-type="string">
            <text:p>mC000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A194];&quot;:=eep_b_r(&quot;;[.H194];&quot;);&quot;)" office:value-type="string" office:string-value="mC0001:=eep_b_r(5);" calcext:value-type="string">
            <text:p>mC0001:=eep_b_r(5);</text:p>
          </table:table-cell>
          <table:table-cell table:formula="of:=CONCATENATE(&quot;Res:=eep_b_w(&quot;;[.H194];&quot;,&quot;;[.A194];&quot;);&quot;)" office:value-type="string" office:string-value="Res:=eep_b_w(5,mC0001);" calcext:value-type="string">
            <text:p>Res:=eep_b_w(5,mC0001);</text:p>
          </table:table-cell>
          <table:table-cell table:formula="of:=IF([.E194]=1;CONCATENATE([.A19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A195];&quot;:=eep_b_r(&quot;;[.H195];&quot;);&quot;)" office:value-type="string" office:string-value="mC0002:=eep_b_r(6);" calcext:value-type="string">
            <text:p>mC0002:=eep_b_r(6);</text:p>
          </table:table-cell>
          <table:table-cell table:formula="of:=CONCATENATE(&quot;Res:=eep_b_w(&quot;;[.H195];&quot;,&quot;;[.A195];&quot;);&quot;)" office:value-type="string" office:string-value="Res:=eep_b_w(6,mC0002);" calcext:value-type="string">
            <text:p>Res:=eep_b_w(6,mC0002);</text:p>
          </table:table-cell>
          <table:table-cell table:formula="of:=IF([.E195]=1;CONCATENATE([.A19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A196];&quot;:=eep_b_r(&quot;;[.H196];&quot;);&quot;)" office:value-type="string" office:string-value="mC0003:=eep_b_r(7);" calcext:value-type="string">
            <text:p>mC0003:=eep_b_r(7);</text:p>
          </table:table-cell>
          <table:table-cell table:formula="of:=CONCATENATE(&quot;Res:=eep_b_w(&quot;;[.H196];&quot;,&quot;;[.A196];&quot;);&quot;)" office:value-type="string" office:string-value="Res:=eep_b_w(7,mC0003);" calcext:value-type="string">
            <text:p>Res:=eep_b_w(7,mC0003);</text:p>
          </table:table-cell>
          <table:table-cell table:formula="of:=IF([.E196]=1;CONCATENATE([.A19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4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A197];&quot;:=eep_b_r(&quot;;[.H197];&quot;);&quot;)" office:value-type="string" office:string-value="mC0004:=eep_b_r(8);" calcext:value-type="string">
            <text:p>mC0004:=eep_b_r(8);</text:p>
          </table:table-cell>
          <table:table-cell table:formula="of:=CONCATENATE(&quot;Res:=eep_b_w(&quot;;[.H197];&quot;,&quot;;[.A197];&quot;);&quot;)" office:value-type="string" office:string-value="Res:=eep_b_w(8,mC0004);" calcext:value-type="string">
            <text:p>Res:=eep_b_w(8,mC0004);</text:p>
          </table:table-cell>
          <table:table-cell table:formula="of:=IF([.E197]=1;CONCATENATE([.A19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198]=1;CONCATENATE([.A19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199]=1;CONCATENATE([.A19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0]=1;CONCATENATE([.A20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1]=1;CONCATENATE([.A20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2]=1;CONCATENATE([.A20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3]=1;CONCATENATE([.A20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4]=1;CONCATENATE([.A20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5]=1;CONCATENATE([.A20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6]=1;CONCATENATE([.A206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7]=1;CONCATENATE([.A20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8]=1;CONCATENATE([.A20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09]=1;CONCATENATE([.A20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0]=1;CONCATENATE([.A21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1]=1;CONCATENATE([.A21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2]=1;CONCATENATE([.A21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3]=1;CONCATENATE([.A21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4]=1;CONCATENATE([.A21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5]=1;CONCATENATE([.A21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6]=1;CONCATENATE([.A216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7]=1;CONCATENATE([.A21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8]=1;CONCATENATE([.A21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19]=1;CONCATENATE([.A21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0]=1;CONCATENATE([.A22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1]=1;CONCATENATE([.A22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2]=1;CONCATENATE([.A22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3]=1;CONCATENATE([.A22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4]=1;CONCATENATE([.A22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5]=1;CONCATENATE([.A22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6]=1;CONCATENATE([.A226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7]=1;CONCATENATE([.A22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8]=1;CONCATENATE([.A22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29]=1;CONCATENATE([.A22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0]=1;CONCATENATE([.A23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1]=1;CONCATENATE([.A23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2]=1;CONCATENATE([.A23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3]=1;CONCATENATE([.A23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4]=1;CONCATENATE([.A23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5]=1;CONCATENATE([.A23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6]=1;CONCATENATE([.A236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7]=1;CONCATENATE([.A23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8]=1;CONCATENATE([.A23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39]=1;CONCATENATE([.A23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0]=1;CONCATENATE([.A24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1]=1;CONCATENATE([.A24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2]=1;CONCATENATE([.A24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3]=1;CONCATENATE([.A24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4]=1;CONCATENATE([.A24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5]=1;CONCATENATE([.A24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6]=1;CONCATENATE([.A246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7]=1;CONCATENATE([.A247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8]=1;CONCATENATE([.A248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49]=1;CONCATENATE([.A249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0]=1;CONCATENATE([.A250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1]=1;CONCATENATE([.A251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2]=1;CONCATENATE([.A252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3]=1;CONCATENATE([.A253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4]=1;CONCATENATE([.A254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5]=1;CONCATENATE([.A255];&quot; integer default '0',&quot;);&quot;&quot;)">
            <text:p/>
          </table:table-cell>
        </table:table-row>
        <table:table-row table:style-name="ro1">
          <table:table-cell table:number-columns-repeated="12"/>
          <table:table-cell table:formula="of:=IF([.E256]=1;CONCATENATE([.A256];&quot; integer default '0',&quot;);&quot;&quot;)">
            <text:p/>
          </table:table-cell>
        </table:table-row>
        <table:table-row table:style-name="ro1" table:number-rows-repeated="10483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Аркуш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Потужність</text:p>
          </table:table-cell>
          <table:table-cell office:value-type="string" calcext:value-type="string">
            <text:p>Місце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7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ідкачка з дифузії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d1_xC_09</text:p>
          </table:table-cell>
          <table:table-cell table:formula="of:=CONCATENATE(&quot;&lt;&lt; &quot;;CHAR(34);[.J2];CHAR(34))" office:value-type="string" office:string-value="&lt;&lt; &quot;d1_xC_09&quot;" calcext:value-type="string">
            <text:p>&lt;&lt; "d1_xC_09"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7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Відкачка з холодног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1_xC_15</text:p>
          </table:table-cell>
          <table:table-cell table:formula="of:=CONCATENATE(&quot;&lt;&lt; &quot;;CHAR(34);[.J3];CHAR(34))" office:value-type="string" office:string-value="&lt;&lt; &quot;s1_xC_15&quot;" calcext:value-type="string">
            <text:p>&lt;&lt; "s1_xC_15"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7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Суспензія на фільтр-прес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f1_xC_00</text:p>
          </table:table-cell>
          <table:table-cell table:formula="of:=CONCATENATE(&quot;&lt;&lt; &quot;;CHAR(34);[.J4];CHAR(34))" office:value-type="string" office:string-value="&lt;&lt; &quot;f1_xC_00&quot;" calcext:value-type="string">
            <text:p>&lt;&lt; "f1_xC_00"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700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ода в дифузію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d1_xC_06</text:p>
          </table:table-cell>
          <table:table-cell table:formula="of:=CONCATENATE(&quot;&lt;&lt; &quot;;CHAR(34);[.J5];CHAR(34))" office:value-type="string" office:string-value="&lt;&lt; &quot;d1_xC_06&quot;" calcext:value-type="string">
            <text:p>&lt;&lt; "d1_xC_06"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700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ідкачка із збірника часткового скиду на ФІЛС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f1_xC_01</text:p>
          </table:table-cell>
          <table:table-cell table:formula="of:=CONCATENATE(&quot;&lt;&lt; &quot;;CHAR(34);[.J6];CHAR(34))" office:value-type="string" office:string-value="&lt;&lt; &quot;f1_xC_01&quot;" calcext:value-type="string">
            <text:p>&lt;&lt; "f1_xC_01"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700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ода на фільтр-прес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f1_xC_02</text:p>
          </table:table-cell>
          <table:table-cell table:formula="of:=CONCATENATE(&quot;&lt;&lt; &quot;;CHAR(34);[.J7];CHAR(34))" office:value-type="string" office:string-value="&lt;&lt; &quot;f1_xC_02&quot;" calcext:value-type="string">
            <text:p>&lt;&lt; "f1_xC_02"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700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Дозадор вугілля на Г.П.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table:formula="of:=CONCATENATE(&quot;&lt;&lt; &quot;;CHAR(34);[.J8];CHAR(34))" office:value-type="string" office:string-value="&lt;&lt; &quot;&quot;" calcext:value-type="string">
            <text:p>&lt;&lt; ""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300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одача на випарку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v1_xC_16</text:p>
          </table:table-cell>
          <table:table-cell table:formula="of:=CONCATENATE(&quot;&lt;&lt; &quot;;CHAR(34);[.J9];CHAR(34))" office:value-type="string" office:string-value="&lt;&lt; &quot;v1_xC_16&quot;" calcext:value-type="string">
            <text:p>&lt;&lt; "v1_xC_16"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-F8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ідкачка з випарки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був L300P</text:p>
          </table:table-cell>
          <table:table-cell table:number-columns-repeated="2"/>
          <table:table-cell office:value-type="string" calcext:value-type="string">
            <text:p>v1_xC_07</text:p>
          </table:table-cell>
          <table:table-cell table:formula="of:=CONCATENATE(&quot;&lt;&lt; &quot;;CHAR(34);[.J10];CHAR(34))" office:value-type="string" office:string-value="&lt;&lt; &quot;v1_xC_07&quot;" calcext:value-type="string">
            <text:p>&lt;&lt; "v1_xC_07"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J20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Підйом вагонки на газові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table:formula="of:=CONCATENATE(&quot;&lt;&lt; &quot;;CHAR(34);[.J11];CHAR(34))" office:value-type="string" office:string-value="&lt;&lt; &quot;&quot;" calcext:value-type="string">
            <text:p>&lt;&lt; ""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-F7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Відкачка з 1 сатуратора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1_xC_18</text:p>
          </table:table-cell>
          <table:table-cell table:formula="of:=CONCATENATE(&quot;&lt;&lt; &quot;;CHAR(34);[.J12];CHAR(34))" office:value-type="string" office:string-value="&lt;&lt; &quot;s1_xC_18&quot;" calcext:value-type="string">
            <text:p>&lt;&lt; "s1_xC_18"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-F8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одача на 2 сатуратор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1_xC_12</text:p>
          </table:table-cell>
          <table:table-cell table:formula="of:=CONCATENATE(&quot;&lt;&lt; &quot;;CHAR(34);[.J13];CHAR(34))" office:value-type="string" office:string-value="&lt;&lt; &quot;s1_xC_12&quot;" calcext:value-type="string">
            <text:p>&lt;&lt; "s1_xC_12"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-E740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Привод РОУ</text:p>
          </table:table-cell>
          <table:table-cell table:number-columns-repeated="6"/>
          <table:table-cell table:formula="of:=CONCATENATE(&quot;&lt;&lt; &quot;;CHAR(34);[.J14];CHAR(34))" office:value-type="string" office:string-value="&lt;&lt; &quot;&quot;" calcext:value-type="string">
            <text:p>&lt;&lt; ""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S55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Суспензія 1 сатурації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1_xC_08</text:p>
          </table:table-cell>
          <table:table-cell table:formula="of:=CONCATENATE(&quot;&lt;&lt; &quot;;CHAR(34);[.J15];CHAR(34))" office:value-type="string" office:string-value="&lt;&lt; &quot;s1_xC_08&quot;" calcext:value-type="string">
            <text:p>&lt;&lt; "s1_xC_08"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F-04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Cуспензія 2 сатурації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1_xC_13</text:p>
          </table:table-cell>
          <table:table-cell table:formula="of:=CONCATENATE(&quot;&lt;&lt; &quot;;CHAR(34);[.J16];CHAR(34))" office:value-type="string" office:string-value="&lt;&lt; &quot;s1_xC_13&quot;" calcext:value-type="string">
            <text:p>&lt;&lt; "s1_xC_13"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D200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Насос жомовпресової води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-F8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одача на утфельний підігрівач</text:p>
          </table:table-cell>
          <table:table-cell table:number-columns-repeated="5"/>
          <table:table-cell office:value-type="string" calcext:value-type="string">
            <text:p>192.168.15.10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х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lar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ж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індек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46:.A65];[.D31]+1;1)" office:value-type="string" office:string-value="Link0013" calcext:value-type="string">
            <text:p>Link001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6:.A25];[.$D$31]+1;1)" office:value-type="string" office:string-value="Run0013" calcext:value-type="string">
            <text:p>Run001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26:.A45];[.$D$31]+1;1)" office:value-type="string" office:string-value="Alarm0013" calcext:value-type="string">
            <text:p>Alarm001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66:.A85];[.$D$31]+1;1)" office:value-type="string" office:string-value="V0013" calcext:value-type="string">
            <text:p>V001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86:.A104];[.$D$31]+1;1)" office:value-type="string" office:string-value="V0033" calcext:value-type="string">
            <text:p>V003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INDEX([Аркуш1.A106:.A125];[.$D$31]+1;1)" office:value-type="string" office:string-value="V0053" calcext:value-type="string">
            <text:p>V0053</text:p>
          </table:table-cell>
          <table:table-cell table:number-columns-repeated="5"/>
          <table:table-cell office:value-type="string" calcext:value-type="string">
            <text:p>id integer unsigned not NULL auto_increment,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tartTime timestamp default '00-01-01 00:00:00',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rimary key(id), key s(startTime)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1*V0041),"</text:p>
          </table:table-cell>
          <table:table-cell table:number-columns-repeated="4"/>
          <table:table-cell office:value-type="string" calcext:value-type="string">
            <text:p>Pow0001</text:p>
          </table:table-cell>
          <table:table-cell table:formula="of:=CONCATENATE([.I40];&quot; real default '0.0',&quot;)" office:value-type="string" office:string-value="Pow0001 real default '0.0'," calcext:value-type="string">
            <text:p>Pow0001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2*V0042),"</text:p>
          </table:table-cell>
          <table:table-cell table:number-columns-repeated="4"/>
          <table:table-cell office:value-type="string" calcext:value-type="string">
            <text:p>Pow0002</text:p>
          </table:table-cell>
          <table:table-cell table:formula="of:=CONCATENATE([.I41];&quot; real default '0.0',&quot;)" office:value-type="string" office:string-value="Pow0002 real default '0.0'," calcext:value-type="string">
            <text:p>Pow0002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3*V0043),"</text:p>
          </table:table-cell>
          <table:table-cell table:number-columns-repeated="4"/>
          <table:table-cell office:value-type="string" calcext:value-type="string">
            <text:p>Pow0003</text:p>
          </table:table-cell>
          <table:table-cell table:formula="of:=CONCATENATE([.I42];&quot; real default '0.0',&quot;)" office:value-type="string" office:string-value="Pow0003 real default '0.0'," calcext:value-type="string">
            <text:p>Pow0003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4*V0044),"</text:p>
          </table:table-cell>
          <table:table-cell table:number-columns-repeated="4"/>
          <table:table-cell office:value-type="string" calcext:value-type="string">
            <text:p>Pow0004</text:p>
          </table:table-cell>
          <table:table-cell table:formula="of:=CONCATENATE([.I43];&quot; real default '0.0',&quot;)" office:value-type="string" office:string-value="Pow0004 real default '0.0'," calcext:value-type="string">
            <text:p>Pow0004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5*V0045),"</text:p>
          </table:table-cell>
          <table:table-cell table:number-columns-repeated="4"/>
          <table:table-cell office:value-type="string" calcext:value-type="string">
            <text:p>Pow0005</text:p>
          </table:table-cell>
          <table:table-cell table:formula="of:=CONCATENATE([.I44];&quot; real default '0.0',&quot;)" office:value-type="string" office:string-value="Pow0005 real default '0.0'," calcext:value-type="string">
            <text:p>Pow0005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6*V0046),"</text:p>
          </table:table-cell>
          <table:table-cell table:number-columns-repeated="4"/>
          <table:table-cell office:value-type="string" calcext:value-type="string">
            <text:p>Pow0006</text:p>
          </table:table-cell>
          <table:table-cell table:formula="of:=CONCATENATE([.I45];&quot; real default '0.0',&quot;)" office:value-type="string" office:string-value="Pow0006 real default '0.0'," calcext:value-type="string">
            <text:p>Pow0006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7*V0047),"</text:p>
          </table:table-cell>
          <table:table-cell table:number-columns-repeated="4"/>
          <table:table-cell office:value-type="string" calcext:value-type="string">
            <text:p>Pow0007</text:p>
          </table:table-cell>
          <table:table-cell table:formula="of:=CONCATENATE([.I46];&quot; real default '0.0',&quot;)" office:value-type="string" office:string-value="Pow0007 real default '0.0'," calcext:value-type="string">
            <text:p>Pow0007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8*V0048),"</text:p>
          </table:table-cell>
          <table:table-cell table:number-columns-repeated="4"/>
          <table:table-cell office:value-type="string" calcext:value-type="string">
            <text:p>Pow0008</text:p>
          </table:table-cell>
          <table:table-cell table:formula="of:=CONCATENATE([.I47];&quot; real default '0.0',&quot;)" office:value-type="string" office:string-value="Pow0008 real default '0.0'," calcext:value-type="string">
            <text:p>Pow0008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29*V0049),"</text:p>
          </table:table-cell>
          <table:table-cell table:number-columns-repeated="4"/>
          <table:table-cell office:value-type="string" calcext:value-type="string">
            <text:p>Pow0009</text:p>
          </table:table-cell>
          <table:table-cell table:formula="of:=CONCATENATE([.I48];&quot; real default '0.0',&quot;)" office:value-type="string" office:string-value="Pow0009 real default '0.0'," calcext:value-type="string">
            <text:p>Pow0009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0*V0050),"</text:p>
          </table:table-cell>
          <table:table-cell table:number-columns-repeated="4"/>
          <table:table-cell office:value-type="string" calcext:value-type="string">
            <text:p>Pow0010</text:p>
          </table:table-cell>
          <table:table-cell table:formula="of:=CONCATENATE([.I49];&quot; real default '0.0',&quot;)" office:value-type="string" office:string-value="Pow0010 real default '0.0'," calcext:value-type="string">
            <text:p>Pow0010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1*V0051),"</text:p>
          </table:table-cell>
          <table:table-cell table:number-columns-repeated="4"/>
          <table:table-cell office:value-type="string" calcext:value-type="string">
            <text:p>Pow0011</text:p>
          </table:table-cell>
          <table:table-cell table:formula="of:=CONCATENATE([.I50];&quot; real default '0.0',&quot;)" office:value-type="string" office:string-value="Pow0011 real default '0.0'," calcext:value-type="string">
            <text:p>Pow0011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2*V0052),"</text:p>
          </table:table-cell>
          <table:table-cell table:number-columns-repeated="4"/>
          <table:table-cell office:value-type="string" calcext:value-type="string">
            <text:p>Pow0012</text:p>
          </table:table-cell>
          <table:table-cell table:formula="of:=CONCATENATE([.I51];&quot; real default '0.0',&quot;)" office:value-type="string" office:string-value="Pow0012 real default '0.0'," calcext:value-type="string">
            <text:p>Pow0012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3*V0053),"</text:p>
          </table:table-cell>
          <table:table-cell table:number-columns-repeated="4"/>
          <table:table-cell office:value-type="string" calcext:value-type="string">
            <text:p>Pow0013</text:p>
          </table:table-cell>
          <table:table-cell table:formula="of:=CONCATENATE([.I52];&quot; real default '0.0',&quot;)" office:value-type="string" office:string-value="Pow0013 real default '0.0'," calcext:value-type="string">
            <text:p>Pow0013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4*V0054),"</text:p>
          </table:table-cell>
          <table:table-cell table:number-columns-repeated="4"/>
          <table:table-cell office:value-type="string" calcext:value-type="string">
            <text:p>Pow0014</text:p>
          </table:table-cell>
          <table:table-cell table:formula="of:=CONCATENATE([.I53];&quot; real default '0.0',&quot;)" office:value-type="string" office:string-value="Pow0014 real default '0.0'," calcext:value-type="string">
            <text:p>Pow0014 real default '0.0'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"AVG(V0035*V0055),"</text:p>
          </table:table-cell>
          <table:table-cell table:number-columns-repeated="4"/>
          <table:table-cell office:value-type="string" calcext:value-type="string">
            <text:p>Pow0015</text:p>
          </table:table-cell>
          <table:table-cell table:formula="of:=CONCATENATE([.I54];&quot; real default '0.0',&quot;)" office:value-type="string" office:string-value="Pow0015 real default '0.0'," calcext:value-type="string">
            <text:p>Pow0015 real default '0.0',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float" office:value="752808" calcext:value-type="float">
            <text:p>752808</text:p>
          </table:table-cell>
          <table:table-cell table:number-columns-repeated="2"/>
          <table:table-cell table:formula="of:=[.D59]/[.G68]*1.73" office:value-type="float" office:value="32.558946" calcext:value-type="float">
            <text:p>32,55894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9]/(4000*4000)" office:value-type="float" office:value="0.0470505" calcext:value-type="float">
            <text:p>0,0470505</text:p>
          </table:table-cell>
          <table:table-cell table:number-columns-repeated="2"/>
          <table:table-cell table:formula="of:=[.G59]*40" office:value-type="float" office:value="1302.35784" calcext:value-type="float">
            <text:p>1302,357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0]*40*400" office:value-type="float" office:value="752.808" calcext:value-type="float">
            <text:p>752,80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1]*1.73" office:value-type="float" office:value="1302.35784" calcext:value-type="float">
            <text:p>1302,3578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1250" calcext:value-type="float">
            <text:p>1250</text:p>
          </table:table-cell>
          <table:table-cell table:formula="of:=[.D64]/4000*40" office:value-type="float" office:value="12.5" calcext:value-type="float">
            <text:p>12,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table:formula="of:=[.D65]/4000*400"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5]*[.D64]" office:value-type="float" office:value="3500000" calcext:value-type="float">
            <text:p>3500000</text:p>
          </table:table-cell>
          <table:table-cell table:formula="of:=[.E65]*[.E64]" office:value-type="float" office:value="3500" calcext:value-type="float">
            <text:p>3500</text:p>
          </table:table-cell>
          <table:table-cell/>
          <table:table-cell table:formula="of:=[.D66]/[.E66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(4000*4000)/(400)" office:value-type="float" office:value="40000" calcext:value-type="float">
            <text:p>40000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style-name="ce6" office:value-type="float" office:value="3631811" calcext:value-type="float">
            <text:p>363181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3]/40000" office:value-type="float" office:value="90.795275" calcext:value-type="float">
            <text:p>90,7952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4]*250*1.73" office:value-type="float" office:value="39268.9564375" calcext:value-type="float">
            <text:p>39268,9564375</text:p>
          </table:table-cell>
          <table:table-cell table:number-columns-repeated="9"/>
        </table:table-row>
      </table:table>
      <table:table table:name="Аркуш3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us word</text:p>
          </table:table-cell>
          <table:table-cell table:style-name="ce9" office:value-type="float" office:value="8" calcext:value-type="float" table:number-columns-spanned="1" table:number-rows-spanned="4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частота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рум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пруга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us word</text:p>
          </table:table-cell>
          <table:table-cell table:style-name="ce9" office:value-type="float" office:value="9" calcext:value-type="float" table:number-columns-spanned="1" table:number-rows-spanned="4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частота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трум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апруга</text:p>
          </table:table-cell>
          <table:covered-table-cell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 word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k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не використано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960" calcext:value-type="float">
            <text:p>960</text:p>
          </table:table-cell>
          <table:table-cell office:value-type="float" office:value="118" calcext:value-type="float">
            <text:p>118</text:p>
          </table:table-cell>
          <table:table-cell table:formula="of:=[.J15]*2" office:value-type="float" office:value="236" calcext:value-type="float">
            <text:p>23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X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1" table:number-rows-spanned="8">
            <text:p>частот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8">
            <text:p>струм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office:value-type="string" calcext:value-type="string" table:number-columns-spanned="1" table:number-rows-spanned="8">
            <text:p>виходи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string" calcext:value-type="string" table:number-columns-spanned="1" table:number-rows-spanned="8">
            <text:p>напруга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covered-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covered-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table:number-columns-spanned="1" table:number-rows-spanned="8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CC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CC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R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 calcext:value-type="string">
            <text:p>:09000019190000030500000002000000000000001100000003000019190000000000001563000000340000000000007688000078940B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table:formula="of:=[.A134]/8" office:value-type="float" office:value="55" calcext:value-type="float">
            <text:p>55</text:p>
          </table:table-cell>
          <table:table-cell table:formula="of:=[.A135]-1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/>
          <table:table-cell table:formula="of:=[.B135]/6" office:value-type="float" office:value="9" calcext:value-type="float">
            <text:p>9</text:p>
          </table:table-cell>
          <table:table-cell table:number-columns-repeated="9"/>
        </table:table-row>
      </table:table>
      <table:table table:name="Аркуш4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table:style-name="ce5"/>
          <table:table-cell office:value-type="string" calcext:value-type="string">
            <text:p>Текст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татус привода</text:p>
          </table:table-cell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тота</text:p>
          </table:table-cell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трум</text:p>
          </table:table-cell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пруг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,</number:text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203P2" style:volatile="true">
      <number:text> -  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205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205P2" style:volatile="true">
      <number:text> - грн.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207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207P2" style:volatile="true">
      <number:text>-</number:text>
      <number:number number:decimal-places="0" loext:min-decimal-places="0" number:min-integer-digits="0"/>
      <number:text>  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209P2" style:volatile="true">
      <number:text>-</number:text>
      <number:number number:decimal-places="0" loext:min-decimal-places="0" number:min-integer-digits="0"/>
      <number:text> грн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11P2" style:volatile="true">
      <number:text> -р.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215P2" style:volatile="true">
      <number:text>-</number:text>
      <number:number number:decimal-places="0" loext:min-decimal-places="0" number:min-integer-digits="0"/>
      <number:text>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7P2" style:volatile="true">
      <number:text>-</number:text>
      <number:number number:decimal-places="0" loext:min-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9P2" style:volatile="true">
      <number:text> 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1P2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3P2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.00.0000</text:date>, <text:time style:data-style-name="N2" text:time-value="11:42:46.221573904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8-17T16:46:56.267063249</meta:creation-date>
    <dc:date>2019-09-12T08:55:49.313548486</dc:date>
    <meta:editing-duration>P10DT16H57M7S</meta:editing-duration>
    <meta:editing-cycles>36</meta:editing-cycles>
    <meta:generator>LibreOffice/6.3.0.4$Linux_X86_64 LibreOffice_project/30$Build-4</meta:generator>
    <meta:document-statistic meta:table-count="4" meta:cell-count="2316" meta:object-count="0"/>
    <meta:user-defined meta:name="qrichtext">1</meta:user-defined>
  </office:meta>
</office:document-meta>
</file>